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8f8f2" style:font-name="Droid Sans Mono" fo:font-size="10.5pt" fo:font-weight="bold" fo:background-color="#282a36"/>
    </style:style>
    <style:style style:name="P2" style:family="paragraph" style:parent-style-name="Standard">
      <style:paragraph-properties style:line-height-at-least="0.198in"/>
      <style:text-properties fo:color="#f8f8f2" fo:background-color="#282a36"/>
    </style:style>
    <style:style style:name="P3" style:family="paragraph" style:parent-style-name="Standard">
      <style:paragraph-properties style:line-height-at-least="0.198in"/>
      <style:text-properties fo:color="#6272a4" style:font-name="Droid Sans Mono" fo:font-size="10.5pt" fo:font-weight="bold" fo:background-color="#282a36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50fa7b"/>
    </style:style>
    <style:style style:name="T2" style:family="text">
      <style:text-properties fo:color="#50fa7b" style:font-name="Droid Sans Mono" fo:font-size="10.5pt" fo:font-weight="bold"/>
    </style:style>
    <style:style style:name="T3" style:family="text">
      <style:text-properties fo:color="#50fa7b" fo:font-style="italic"/>
    </style:style>
    <style:style style:name="T4" style:family="text">
      <style:text-properties fo:color="#8be9fd"/>
    </style:style>
    <style:style style:name="T5" style:family="text">
      <style:text-properties fo:color="#8be9fd" fo:font-style="italic"/>
    </style:style>
    <style:style style:name="T6" style:family="text">
      <style:text-properties fo:color="#8be9fd" style:font-name="Droid Sans Mono" fo:font-size="10.5pt" fo:font-weight="bold"/>
    </style:style>
    <style:style style:name="T7" style:family="text">
      <style:text-properties fo:color="#8be9fd" style:font-name="Droid Sans Mono" fo:font-size="10.5pt" fo:font-style="italic" fo:font-weight="bold"/>
    </style:style>
    <style:style style:name="T8" style:family="text">
      <style:text-properties fo:color="#ff79c6"/>
    </style:style>
    <style:style style:name="T9" style:family="text">
      <style:text-properties fo:color="#ff79c6" style:font-name="Droid Sans Mono" fo:font-size="10.5pt" fo:font-weight="bold"/>
    </style:style>
    <style:style style:name="T10" style:family="text">
      <style:text-properties fo:color="#e9f284"/>
    </style:style>
    <style:style style:name="T11" style:family="text">
      <style:text-properties fo:color="#e9f284" style:font-name="Droid Sans Mono" fo:font-size="10.5pt" fo:font-weight="bold"/>
    </style:style>
    <style:style style:name="T12" style:family="text">
      <style:text-properties fo:color="#f1fa8c"/>
    </style:style>
    <style:style style:name="T13" style:family="text">
      <style:text-properties fo:color="#f1fa8c" style:font-name="Droid Sans Mono" fo:font-size="10.5pt" fo:font-weight="bold"/>
    </style:style>
    <style:style style:name="T14" style:family="text">
      <style:text-properties style:font-name="Droid Sans Mono" fo:font-size="10.5pt" fo:font-weight="bold"/>
    </style:style>
    <style:style style:name="T15" style:family="text">
      <style:text-properties fo:color="#bd93f9"/>
    </style:style>
    <style:style style:name="T16" style:family="text">
      <style:text-properties fo:color="#bd93f9" style:font-name="Droid Sans Mono" fo:font-size="10.5pt" fo:font-weight="bold"/>
    </style:style>
    <style:style style:name="T17" style:family="text">
      <style:text-properties fo:color="#ffb86c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ar countries = ["Afghanistan","Albania","Algeria","Andorra","Angola","Anguilla","Antigua &amp; Barbuda","Argentina","Armenia","Aruba","Australia","Austria","Azerbaijan","Bahamas","Bahrain","Bangladesh","Barbados","Belarus","Belgium","Belize","Benin","Bermuda","Bhutan","Bolivia","Bosnia &amp; Herzegovina","Botswana","Brazil","British Virgin Islands","Brunei","Bulgaria","Burkina Faso","Burundi","Cambodia","Cameroon","Canada","Cape Verde","Cayman Islands","Central Arfrican Republic","Chad","Chile","China","Colombia","Congo","Cook Islands","Costa Rica","Cote D Ivoire","Croatia","Cuba","Curacao","Cyprus","Czech Republic","Denmark","Djibouti","Dominica","Dominican Republic","Ecuador","Egypt","El Salvador","Equatorial Guinea","Eritrea","Estonia","Ethiopia","Falkland Islands","Faroe Islands","Fiji","Finland","France","French Polynesia","French West Indies","Gabon","Gambia","Georgia","Germany","Ghana","Gibraltar","Greece","Greenland","Grenada","Guam","Guatemala","Guernsey","Guinea","Guinea Bissau","Guyana","Haiti","Honduras","Hong Kong","Hungary","Iceland","India","Indonesia","Iran","Iraq","Ireland","Isle of Man","Israel","Italy","Jamaica","Japan","Jersey","Jordan","Kazakhstan","Kenya","Kiribati","Kosovo","Kuwait","Kyrgyzstan","Laos","Latvia","Lebanon","Lesotho","Liberia","Libya","Liechtenstein","Lithuania","Luxembourg","Macau","Macedonia","Madagascar","Malawi","Malaysia","Maldives","Mali","Malta","Marshall Islands","Mauritania","Mauritius","Mexico","Micronesia","Moldova","Monaco","Mongolia","Montenegro","Montserrat","Morocco","Mozambique","Myanmar","Namibia","Nauro","Nepal","Netherlands","Netherlands Antilles","New Caledonia","New Zealand","Nicaragua","Niger","Nigeria","North Korea","Norway","Oman","Pakistan","Palau","Palestine","Panama","Papua New Guinea","Paraguay","Peru","Philippines","Poland","Portugal","Puerto Rico","Qatar","Reunion","Romania","Russia","Rwanda","Saint Pierre &amp; Miquelon","Samoa","San Marino","Sao Tome and Principe","Saudi Arabia","Senegal","Serbia","Seychelles","Sierra Leone","Singapore","Slovakia","Slovenia","Solomon Islands","Somalia","South Africa","South Korea","South Sudan","Spain","Sri Lanka","St Kitts &amp; Nevis","St Lucia","St Vincent","Sudan","Suriname","Swaziland","Sweden","Switzerland","Syria","Taiwan","Tajikistan","Tanzania","Thailand","Timor L'Este","Togo","Tonga","Trinidad &amp; Tobago","Tunisia","Turkey","Turkmenistan","Turks &amp; Caicos","Tuvalu","Uganda","Ukraine","United Arab Emirates","United Kingdom","United States of America","Uruguay","Uzbekistan","Vanuatu","Vatican City","Venezuela","Vietnam","Virgin Islands (US)","Yemen","Zambia","Zimbabwe"];</text:p>
      <text:p text:style-name="P1"><text:span text:style-name="T1">$</text:span>(<text:span text:style-name="T4"> </text:span><text:span text:style-name="T5">document</text:span> )<text:span text:style-name="T8">.</text:span><text:span text:style-name="T1">ready</text:span>(<text:span text:style-name="T8">function</text:span>() {</text:p>
      <text:p text:style-name="P3">// console.log( "ready!" );</text:p>
      <text:p text:style-name="P1"><text:span text:style-name="T1">$</text:span>(<text:span text:style-name="T10">'</text:span><text:span text:style-name="T12">.form-search input</text:span><text:span text:style-name="T10">'</text:span>)<text:span text:style-name="T8">.</text:span><text:span text:style-name="T1">keyup</text:span>(<text:span text:style-name="T8">function</text:span>(){</text:p>
      <text:p text:style-name="P2"><text:span text:style-name="T8">      </text:span><text:span text:style-name="T9">if</text:span><text:span text:style-name="T14">(</text:span><text:span text:style-name="T2">$</text:span><text:span text:style-name="T14">(</text:span><text:span text:style-name="T11">'</text:span><text:span text:style-name="T13">.form-search input</text:span><text:span text:style-name="T11">'</text:span><text:span text:style-name="T14">)</text:span><text:span text:style-name="T9">.</text:span><text:span text:style-name="T2">val</text:span><text:span text:style-name="T14">()</text:span><text:span text:style-name="T9"> !=</text:span><text:span text:style-name="T14"> </text:span><text:span text:style-name="T11">''</text:span><text:span text:style-name="T14">){</text:span></text:p>
      <text:p text:style-name="P1">$<text:span text:style-name="T8">.</text:span><text:span text:style-name="T1">ajax</text:span>({</text:p>
      <text:p text:style-name="P1"><text:span text:style-name="T12">method</text:span><text:span text:style-name="T8">:</text:span> <text:span text:style-name="T10">"</text:span><text:span text:style-name="T12">POST</text:span><text:span text:style-name="T10">"</text:span>,</text:p>
      <text:p text:style-name="P1"><text:soft-page-break/><text:span text:style-name="T12">url</text:span><text:span text:style-name="T8">:</text:span> <text:span text:style-name="T10">"</text:span><text:span text:style-name="T12">/web-191/controllers/SearchAutocomplete.php</text:span><text:span text:style-name="T10">"</text:span>,</text:p>
      <text:p text:style-name="P1"><text:span text:style-name="T12">data</text:span><text:span text:style-name="T8">:</text:span> {<text:span text:style-name="T12">key</text:span><text:span text:style-name="T8">:</text:span> <text:span text:style-name="T1">$</text:span>(<text:span text:style-name="T10">'</text:span><text:span text:style-name="T12">.form-search input</text:span><text:span text:style-name="T10">'</text:span>)<text:span text:style-name="T8">.</text:span><text:span text:style-name="T1">val</text:span>()}</text:p>
      <text:p text:style-name="P1">})</text:p>
      <text:p text:style-name="P1"><text:span text:style-name="T8">.</text:span><text:span text:style-name="T1">done</text:span>(<text:span text:style-name="T8">function</text:span>( msg ) {</text:p>
      <text:p text:style-name="P2">          <text:span text:style-name="T2">$</text:span><text:span text:style-name="T14">(</text:span><text:span text:style-name="T11">'</text:span><text:span text:style-name="T13">.autocomplete-list</text:span><text:span text:style-name="T11">'</text:span><text:span text:style-name="T14">)</text:span><text:span text:style-name="T9">.</text:span><text:span text:style-name="T2">remove</text:span><text:span text:style-name="T14">();</text:span></text:p>
      <text:p text:style-name="P2">          <text:span text:style-name="T2">$</text:span><text:span text:style-name="T14">(</text:span><text:span text:style-name="T11">'</text:span><text:span text:style-name="T13">&lt;div class="autocomplete-list position-absolute" &gt;&lt;/div&gt;</text:span><text:span text:style-name="T11">'</text:span><text:span text:style-name="T14">)</text:span><text:span text:style-name="T9">.</text:span><text:span text:style-name="T2">insertAfter</text:span><text:span text:style-name="T14">(</text:span><text:span text:style-name="T2">$</text:span><text:span text:style-name="T14">(</text:span><text:span text:style-name="T11">'</text:span><text:span text:style-name="T13">.form-search input</text:span><text:span text:style-name="T11">'</text:span><text:span text:style-name="T14">))</text:span></text:p>
      <text:p text:style-name="P2"><text:span text:style-name="T8">          </text:span><text:span text:style-name="T9">var</text:span><text:span text:style-name="T14"> obj</text:span><text:span text:style-name="T9"> =</text:span><text:span text:style-name="T2"> </text:span><text:span text:style-name="T14">JSON</text:span><text:span text:style-name="T9">.</text:span><text:span text:style-name="T2">parse</text:span><text:span text:style-name="T14">(msg)</text:span></text:p>
      <text:p text:style-name="P2">          <text:span text:style-name="T9">for</text:span><text:span text:style-name="T14"> (</text:span><text:span text:style-name="T9">const</text:span><text:span text:style-name="T14"> [key, value]</text:span><text:span text:style-name="T9"> of</text:span><text:span text:style-name="T6"> </text:span><text:span text:style-name="T7">Object</text:span><text:span text:style-name="T9">.</text:span><text:span text:style-name="T2">entries</text:span><text:span text:style-name="T14">(obj)) {</text:span></text:p>
      <text:p text:style-name="P2">            <text:span text:style-name="T14">value</text:span><text:span text:style-name="T9">.</text:span><text:span text:style-name="T2">forEach</text:span><text:span text:style-name="T14">(</text:span><text:span text:style-name="T9">function</text:span><text:span text:style-name="T14">(element) {</text:span></text:p>
      <text:p text:style-name="P2">              <text:span text:style-name="T2">$</text:span><text:span text:style-name="T14">(</text:span><text:span text:style-name="T11">'</text:span><text:span text:style-name="T13">.autocomplete-list</text:span><text:span text:style-name="T11">'</text:span><text:span text:style-name="T14">)</text:span><text:span text:style-name="T9">.</text:span><text:span text:style-name="T2">append</text:span><text:span text:style-name="T14">(</text:span><text:span text:style-name="T11">'</text:span><text:span text:style-name="T13">&lt;div class="sub-list-search </text:span><text:span text:style-name="T11">'</text:span><text:span text:style-name="T9">+</text:span><text:span text:style-name="T14">key</text:span><text:span text:style-name="T9">+</text:span><text:span text:style-name="T11">'</text:span><text:span text:style-name="T13">"</text:span><text:span text:style-name="T11">'</text:span><text:span text:style-name="T9">+</text:span><text:span text:style-name="T11">'</text:span><text:span text:style-name="T13">id="</text:span><text:span text:style-name="T11">'</text:span><text:span text:style-name="T9">+</text:span><text:span text:style-name="T14">element</text:span><text:span text:style-name="T9">.</text:span><text:span text:style-name="T14">id</text:span><text:span text:style-name="T9">+</text:span><text:span text:style-name="T11">'</text:span><text:span text:style-name="T13">"</text:span><text:span text:style-name="T11">'</text:span><text:span text:style-name="T9">+</text:span><text:span text:style-name="T11">'</text:span><text:span text:style-name="T13">&gt;</text:span><text:span text:style-name="T11">'</text:span><text:span text:style-name="T9">+</text:span><text:span text:style-name="T14"> element</text:span><text:span text:style-name="T9">.</text:span><text:span text:style-name="T14">name</text:span><text:span text:style-name="T9"> +</text:span><text:span text:style-name="T11">'</text:span><text:span text:style-name="T13">&lt;/div&gt;</text:span><text:span text:style-name="T11">'</text:span><text:span text:style-name="T14">)</text:span></text:p>
      <text:p text:style-name="P2">            <text:span text:style-name="T14">});</text:span></text:p>
      <text:p text:style-name="P2">          <text:span text:style-name="T14">}</text:span></text:p>
      <text:p text:style-name="P2">        <text:span text:style-name="T14">});</text:span></text:p>
      <text:p text:style-name="P2">      <text:span text:style-name="T14">}</text:span></text:p>
      <text:p text:style-name="P2"><text:span text:style-name="T8">      </text:span><text:span text:style-name="T9">else</text:span><text:span text:style-name="T14">{</text:span></text:p>
      <text:p text:style-name="P2">        <text:span text:style-name="T2">$</text:span><text:span text:style-name="T14">(</text:span><text:span text:style-name="T11">'</text:span><text:span text:style-name="T13">.autocomplete-list</text:span><text:span text:style-name="T11">'</text:span><text:span text:style-name="T14">)</text:span><text:span text:style-name="T9">.</text:span><text:span text:style-name="T2">remove</text:span><text:span text:style-name="T14">();</text:span></text:p>
      <text:p text:style-name="P2">      <text:span text:style-name="T14">}</text:span></text:p>
      <text:p text:style-name="P2">  <text:span text:style-name="T14">})</text:span></text:p>
      <text:p text:style-name="P1">});</text:p>
      <text:p text:style-name="P1"><text:span text:style-name="T8">function</text:span> <text:span text:style-name="T1">str_replace</text:span>(search, replace, str){</text:p>
      <text:p text:style-name="P2"><text:span text:style-name="T8">  </text:span><text:span text:style-name="T9">var</text:span><text:span text:style-name="T14"> ra</text:span><text:span text:style-name="T9"> =</text:span><text:span text:style-name="T14"> replace</text:span><text:span text:style-name="T9"> instanceof</text:span><text:span text:style-name="T6"> </text:span><text:span text:style-name="T7">Array</text:span><text:span text:style-name="T14">, sa</text:span><text:span text:style-name="T9"> =</text:span><text:span text:style-name="T14"> str</text:span><text:span text:style-name="T9"> instanceof</text:span><text:span text:style-name="T6"> </text:span><text:span text:style-name="T7">Array</text:span><text:span text:style-name="T14">, l</text:span><text:span text:style-name="T9"> =</text:span><text:span text:style-name="T14"> (search</text:span><text:span text:style-name="T9"> =</text:span><text:span text:style-name="T14"> []</text:span><text:span text:style-name="T9">.</text:span><text:span text:style-name="T2">concat</text:span><text:span text:style-name="T14">(search))</text:span><text:span text:style-name="T9">.</text:span><text:span text:style-name="T14">length, replace</text:span><text:span text:style-name="T9"> =</text:span><text:span text:style-name="T14"> []</text:span><text:span text:style-name="T9">.</text:span><text:span text:style-name="T2">concat</text:span><text:span text:style-name="T14">(replace), i</text:span><text:span text:style-name="T9"> =</text:span><text:span text:style-name="T14"> (str</text:span><text:span text:style-name="T9"> =</text:span><text:span text:style-name="T14"> []</text:span><text:span text:style-name="T9">.</text:span><text:span text:style-name="T2">concat</text:span><text:span text:style-name="T14">(str))</text:span><text:span text:style-name="T9">.</text:span><text:span text:style-name="T14">length;</text:span></text:p>
      <text:p text:style-name="P2"><text:span text:style-name="T8">  </text:span><text:span text:style-name="T9">while</text:span><text:span text:style-name="T14">(j</text:span><text:span text:style-name="T9"> =</text:span><text:span text:style-name="T14"> </text:span><text:span text:style-name="T16">0</text:span><text:span text:style-name="T14">, i</text:span><text:span text:style-name="T9">--</text:span><text:span text:style-name="T14">)</text:span></text:p>
      <text:p text:style-name="P2"><text:span text:style-name="T8">    </text:span><text:span text:style-name="T9">while</text:span><text:span text:style-name="T14">(str[i]</text:span><text:span text:style-name="T9"> =</text:span><text:span text:style-name="T14"> str[i]</text:span><text:span text:style-name="T9">.</text:span><text:span text:style-name="T2">split</text:span><text:span text:style-name="T14">(search[j])</text:span><text:span text:style-name="T9">.</text:span><text:span text:style-name="T2">join</text:span><text:span text:style-name="T14">(ra </text:span><text:span text:style-name="T9">?</text:span><text:span text:style-name="T14"> replace[j]</text:span><text:span text:style-name="T9"> ||</text:span><text:span text:style-name="T14"> </text:span><text:span text:style-name="T11">""</text:span><text:span text:style-name="T14"> </text:span><text:span text:style-name="T9">:</text:span><text:span text:style-name="T14"> replace[</text:span><text:span text:style-name="T16">0</text:span><text:span text:style-name="T14">]),</text:span><text:span text:style-name="T9"> ++</text:span><text:span text:style-name="T14">j</text:span><text:span text:style-name="T9"> &lt;</text:span><text:span text:style-name="T14"> l);</text:span></text:p>
      <text:p text:style-name="P2"><text:span text:style-name="T8">  </text:span><text:span text:style-name="T9">return</text:span><text:span text:style-name="T14"> sa </text:span><text:span text:style-name="T9">?</text:span><text:span text:style-name="T14"> str </text:span><text:span text:style-name="T9">:</text:span><text:span text:style-name="T14"> str[</text:span><text:span text:style-name="T16">0</text:span><text:span text:style-name="T14">];</text:span></text:p>
      <text:p text:style-name="P1">}</text:p>
      <text:p text:style-name="P1"><text:span text:style-name="T8">function</text:span> <text:span text:style-name="T1">remove_vietnamese_accents</text:span>(str)</text:p>
      <text:p text:style-name="P1">{</text:p>
      <text:p text:style-name="P2">  <text:span text:style-name="T14">accents_arr</text:span><text:span text:style-name="T9">=</text:span><text:span text:style-name="T14"> </text:span><text:span text:style-name="T9">new</text:span><text:span text:style-name="T14"> </text:span><text:span text:style-name="T7">Array</text:span><text:span text:style-name="T14">(</text:span></text:p>
      <text:p text:style-name="P2">    <text:span text:style-name="T11">"</text:span><text:span text:style-name="T13">à</text:span><text:span text:style-name="T11">"</text:span><text:span text:style-name="T14">,</text:span><text:span text:style-name="T11">"</text:span><text:span text:style-name="T13">á</text:span><text:span text:style-name="T11">"</text:span><text:span text:style-name="T14">,</text:span><text:span text:style-name="T11">"</text:span><text:span text:style-name="T13">ạ</text:span><text:span text:style-name="T11">"</text:span><text:span text:style-name="T14">,</text:span><text:span text:style-name="T11">"</text:span><text:span text:style-name="T13">ả</text:span><text:span text:style-name="T11">"</text:span><text:span text:style-name="T14">,</text:span><text:span text:style-name="T11">"</text:span><text:span text:style-name="T13">ã</text:span><text:span text:style-name="T11">"</text:span><text:span text:style-name="T14">,</text:span><text:span text:style-name="T11">"</text:span><text:span text:style-name="T13">â</text:span><text:span text:style-name="T11">"</text:span><text:span text:style-name="T14">,</text:span><text:span text:style-name="T11">"</text:span><text:span text:style-name="T13">ầ</text:span><text:span text:style-name="T11">"</text:span><text:span text:style-name="T14">,</text:span><text:span text:style-name="T11">"</text:span><text:span text:style-name="T13">ấ</text:span><text:span text:style-name="T11">"</text:span><text:span text:style-name="T14">,</text:span><text:span text:style-name="T11">"</text:span><text:span text:style-name="T13">ậ</text:span><text:span text:style-name="T11">"</text:span><text:span text:style-name="T14">,</text:span><text:span text:style-name="T11">"</text:span><text:span text:style-name="T13">ẩ</text:span><text:span text:style-name="T11">"</text:span><text:span text:style-name="T14">,</text:span><text:span text:style-name="T11">"</text:span><text:span text:style-name="T13">ẫ</text:span><text:span text:style-name="T11">"</text:span><text:span text:style-name="T14">,</text:span><text:span text:style-name="T11">"</text:span><text:span text:style-name="T13">ă</text:span><text:span text:style-name="T11">"</text:span><text:span text:style-name="T14">,</text:span></text:p>
      <text:p text:style-name="P2">    <text:span text:style-name="T11">"</text:span><text:span text:style-name="T13">ằ</text:span><text:span text:style-name="T11">"</text:span><text:span text:style-name="T14">,</text:span><text:span text:style-name="T11">"</text:span><text:span text:style-name="T13">ắ</text:span><text:span text:style-name="T11">"</text:span><text:span text:style-name="T14">,</text:span><text:span text:style-name="T11">"</text:span><text:span text:style-name="T13">ặ</text:span><text:span text:style-name="T11">"</text:span><text:span text:style-name="T14">,</text:span><text:span text:style-name="T11">"</text:span><text:span text:style-name="T13">ẳ</text:span><text:span text:style-name="T11">"</text:span><text:span text:style-name="T14">,</text:span><text:span text:style-name="T11">"</text:span><text:span text:style-name="T13">ẵ</text:span><text:span text:style-name="T11">"</text:span><text:span text:style-name="T14">,</text:span><text:span text:style-name="T11">"</text:span><text:span text:style-name="T13">è</text:span><text:span text:style-name="T11">"</text:span><text:span text:style-name="T14">,</text:span><text:span text:style-name="T11">"</text:span><text:span text:style-name="T13">é</text:span><text:span text:style-name="T11">"</text:span><text:span text:style-name="T14">,</text:span><text:span text:style-name="T11">"</text:span><text:span text:style-name="T13">ẹ</text:span><text:span text:style-name="T11">"</text:span><text:span text:style-name="T14">,</text:span><text:span text:style-name="T11">"</text:span><text:span text:style-name="T13">ẻ</text:span><text:span text:style-name="T11">"</text:span><text:span text:style-name="T14">,</text:span><text:span text:style-name="T11">"</text:span><text:span text:style-name="T13">ẽ</text:span><text:span text:style-name="T11">"</text:span><text:span text:style-name="T14">,</text:span><text:span text:style-name="T11">"</text:span><text:span text:style-name="T13">ê</text:span><text:span text:style-name="T11">"</text:span><text:span text:style-name="T14">,</text:span><text:span text:style-name="T11">"</text:span><text:span text:style-name="T13">ề</text:span><text:span text:style-name="T11">"</text:span><text:span text:style-name="T14">,</text:span></text:p>
      <text:p text:style-name="P2">    <text:span text:style-name="T11">"</text:span><text:span text:style-name="T13">ế</text:span><text:span text:style-name="T11">"</text:span><text:span text:style-name="T14">,</text:span><text:span text:style-name="T11">"</text:span><text:span text:style-name="T13">ệ</text:span><text:span text:style-name="T11">"</text:span><text:span text:style-name="T14">,</text:span><text:span text:style-name="T11">"</text:span><text:span text:style-name="T13">ể</text:span><text:span text:style-name="T11">"</text:span><text:span text:style-name="T14">,</text:span><text:span text:style-name="T11">"</text:span><text:span text:style-name="T13">ễ</text:span><text:span text:style-name="T11">"</text:span><text:span text:style-name="T14">,</text:span></text:p>
      <text:p text:style-name="P2">    <text:span text:style-name="T11">"</text:span><text:span text:style-name="T13">ì</text:span><text:span text:style-name="T11">"</text:span><text:span text:style-name="T14">,</text:span><text:span text:style-name="T11">"</text:span><text:span text:style-name="T13">í</text:span><text:span text:style-name="T11">"</text:span><text:span text:style-name="T14">,</text:span><text:span text:style-name="T11">"</text:span><text:span text:style-name="T13">ị</text:span><text:span text:style-name="T11">"</text:span><text:span text:style-name="T14">,</text:span><text:span text:style-name="T11">"</text:span><text:span text:style-name="T13">ỉ</text:span><text:span text:style-name="T11">"</text:span><text:span text:style-name="T14">,</text:span><text:span text:style-name="T11">"</text:span><text:span text:style-name="T13">ĩ</text:span><text:span text:style-name="T11">"</text:span><text:span text:style-name="T14">,</text:span></text:p>
      <text:p text:style-name="P2">    <text:span text:style-name="T11">"</text:span><text:span text:style-name="T13">ò</text:span><text:span text:style-name="T11">"</text:span><text:span text:style-name="T14">,</text:span><text:span text:style-name="T11">"</text:span><text:span text:style-name="T13">ó</text:span><text:span text:style-name="T11">"</text:span><text:span text:style-name="T14">,</text:span><text:span text:style-name="T11">"</text:span><text:span text:style-name="T13">ọ</text:span><text:span text:style-name="T11">"</text:span><text:span text:style-name="T14">,</text:span><text:span text:style-name="T11">"</text:span><text:span text:style-name="T13">ỏ</text:span><text:span text:style-name="T11">"</text:span><text:span text:style-name="T14">,</text:span><text:span text:style-name="T11">"</text:span><text:span text:style-name="T13">õ</text:span><text:span text:style-name="T11">"</text:span><text:span text:style-name="T14">,</text:span><text:span text:style-name="T11">"</text:span><text:span text:style-name="T13">ô</text:span><text:span text:style-name="T11">"</text:span><text:span text:style-name="T14">,</text:span><text:span text:style-name="T11">"</text:span><text:span text:style-name="T13">ồ</text:span><text:span text:style-name="T11">"</text:span><text:span text:style-name="T14">,</text:span><text:span text:style-name="T11">"</text:span><text:span text:style-name="T13">ố</text:span><text:span text:style-name="T11">"</text:span><text:span text:style-name="T14">,</text:span><text:span text:style-name="T11">"</text:span><text:span text:style-name="T13">ộ</text:span><text:span text:style-name="T11">"</text:span><text:span text:style-name="T14">,</text:span><text:span text:style-name="T11">"</text:span><text:span text:style-name="T13">ổ</text:span><text:span text:style-name="T11">"</text:span><text:span text:style-name="T14">,</text:span><text:span text:style-name="T11">"</text:span><text:span text:style-name="T13">ỗ</text:span><text:span text:style-name="T11">"</text:span><text:span text:style-name="T14">,</text:span><text:span text:style-name="T11">"</text:span><text:span text:style-name="T13">ơ</text:span><text:span text:style-name="T11">"</text:span><text:span text:style-name="T14">,</text:span></text:p>
      <text:p text:style-name="P2">    <text:span text:style-name="T11">"</text:span><text:span text:style-name="T13">ờ</text:span><text:span text:style-name="T11">"</text:span><text:span text:style-name="T14">,</text:span><text:span text:style-name="T11">"</text:span><text:span text:style-name="T13">ớ</text:span><text:span text:style-name="T11">"</text:span><text:span text:style-name="T14">,</text:span><text:span text:style-name="T11">"</text:span><text:span text:style-name="T13">ợ</text:span><text:span text:style-name="T11">"</text:span><text:span text:style-name="T14">,</text:span><text:span text:style-name="T11">"</text:span><text:span text:style-name="T13">ở</text:span><text:span text:style-name="T11">"</text:span><text:span text:style-name="T14">,</text:span><text:span text:style-name="T11">"</text:span><text:span text:style-name="T13">ỡ</text:span><text:span text:style-name="T11">"</text:span><text:span text:style-name="T14">,</text:span></text:p>
      <text:p text:style-name="P2">    <text:span text:style-name="T11">"</text:span><text:span text:style-name="T13">ù</text:span><text:span text:style-name="T11">"</text:span><text:span text:style-name="T14">,</text:span><text:span text:style-name="T11">"</text:span><text:span text:style-name="T13">ú</text:span><text:span text:style-name="T11">"</text:span><text:span text:style-name="T14">,</text:span><text:span text:style-name="T11">"</text:span><text:span text:style-name="T13">ụ</text:span><text:span text:style-name="T11">"</text:span><text:span text:style-name="T14">,</text:span><text:span text:style-name="T11">"</text:span><text:span text:style-name="T13">ủ</text:span><text:span text:style-name="T11">"</text:span><text:span text:style-name="T14">,</text:span><text:span text:style-name="T11">"</text:span><text:span text:style-name="T13">ũ</text:span><text:span text:style-name="T11">"</text:span><text:span text:style-name="T14">,</text:span><text:span text:style-name="T11">"</text:span><text:span text:style-name="T13">ư</text:span><text:span text:style-name="T11">"</text:span><text:span text:style-name="T14">,</text:span><text:span text:style-name="T11">"</text:span><text:span text:style-name="T13">ừ</text:span><text:span text:style-name="T11">"</text:span><text:span text:style-name="T14">,</text:span><text:span text:style-name="T11">"</text:span><text:span text:style-name="T13">ứ</text:span><text:span text:style-name="T11">"</text:span><text:span text:style-name="T14">,</text:span><text:span text:style-name="T11">"</text:span><text:span text:style-name="T13">ự</text:span><text:span text:style-name="T11">"</text:span><text:span text:style-name="T14">,</text:span><text:span text:style-name="T11">"</text:span><text:span text:style-name="T13">ử</text:span><text:span text:style-name="T11">"</text:span><text:span text:style-name="T14">,</text:span><text:span text:style-name="T11">"</text:span><text:span text:style-name="T13">ữ</text:span><text:span text:style-name="T11">"</text:span><text:span text:style-name="T14">,</text:span></text:p>
      <text:p text:style-name="P2">    <text:span text:style-name="T11">"</text:span><text:span text:style-name="T13">ỳ</text:span><text:span text:style-name="T11">"</text:span><text:span text:style-name="T14">,</text:span><text:span text:style-name="T11">"</text:span><text:span text:style-name="T13">ý</text:span><text:span text:style-name="T11">"</text:span><text:span text:style-name="T14">,</text:span><text:span text:style-name="T11">"</text:span><text:span text:style-name="T13">ỵ</text:span><text:span text:style-name="T11">"</text:span><text:span text:style-name="T14">,</text:span><text:span text:style-name="T11">"</text:span><text:span text:style-name="T13">ỷ</text:span><text:span text:style-name="T11">"</text:span><text:span text:style-name="T14">,</text:span><text:span text:style-name="T11">"</text:span><text:span text:style-name="T13">ỹ</text:span><text:span text:style-name="T11">"</text:span><text:span text:style-name="T14">,</text:span></text:p>
      <text:p text:style-name="P2">    <text:span text:style-name="T11">"</text:span><text:span text:style-name="T13">đ</text:span><text:span text:style-name="T11">"</text:span><text:span text:style-name="T14">,</text:span></text:p>
      <text:p text:style-name="P2">    <text:span text:style-name="T11">"</text:span><text:span text:style-name="T13">À</text:span><text:span text:style-name="T11">"</text:span><text:span text:style-name="T14">,</text:span><text:span text:style-name="T11">"</text:span><text:span text:style-name="T13">Á</text:span><text:span text:style-name="T11">"</text:span><text:span text:style-name="T14">,</text:span><text:span text:style-name="T11">"</text:span><text:span text:style-name="T13">Ạ</text:span><text:span text:style-name="T11">"</text:span><text:span text:style-name="T14">,</text:span><text:span text:style-name="T11">"</text:span><text:span text:style-name="T13">Ả</text:span><text:span text:style-name="T11">"</text:span><text:span text:style-name="T14">,</text:span><text:span text:style-name="T11">"</text:span><text:span text:style-name="T13">Ã</text:span><text:span text:style-name="T11">"</text:span><text:span text:style-name="T14">,</text:span><text:span text:style-name="T11">"</text:span><text:span text:style-name="T13">Â</text:span><text:span text:style-name="T11">"</text:span><text:span text:style-name="T14">,</text:span><text:span text:style-name="T11">"</text:span><text:span text:style-name="T13">Ầ</text:span><text:span text:style-name="T11">"</text:span><text:span text:style-name="T14">,</text:span><text:span text:style-name="T11">"</text:span><text:span text:style-name="T13">Ấ</text:span><text:span text:style-name="T11">"</text:span><text:span text:style-name="T14">,</text:span><text:span text:style-name="T11">"</text:span><text:span text:style-name="T13">Ậ</text:span><text:span text:style-name="T11">"</text:span><text:span text:style-name="T14">,</text:span><text:span text:style-name="T11">"</text:span><text:span text:style-name="T13">Ẩ</text:span><text:span text:style-name="T11">"</text:span><text:span text:style-name="T14">,</text:span><text:span text:style-name="T11">"</text:span><text:span text:style-name="T13">Ẫ</text:span><text:span text:style-name="T11">"</text:span><text:span text:style-name="T14">,</text:span><text:span text:style-name="T11">"</text:span><text:span text:style-name="T13">Ă</text:span><text:span text:style-name="T11">"</text:span><text:span text:style-name="T14">,</text:span></text:p>
      <text:p text:style-name="P2">    <text:span text:style-name="T11">"</text:span><text:span text:style-name="T13">Ằ</text:span><text:span text:style-name="T11">"</text:span><text:span text:style-name="T14">,</text:span><text:span text:style-name="T11">"</text:span><text:span text:style-name="T13">Ắ</text:span><text:span text:style-name="T11">"</text:span><text:span text:style-name="T14">,</text:span><text:span text:style-name="T11">"</text:span><text:span text:style-name="T13">Ặ</text:span><text:span text:style-name="T11">"</text:span><text:span text:style-name="T14">,</text:span><text:span text:style-name="T11">"</text:span><text:span text:style-name="T13">Ẳ</text:span><text:span text:style-name="T11">"</text:span><text:span text:style-name="T14">,</text:span><text:span text:style-name="T11">"</text:span><text:span text:style-name="T13">Ẵ</text:span><text:span text:style-name="T11">"</text:span><text:span text:style-name="T14">,</text:span></text:p>
      <text:p text:style-name="P2">    <text:span text:style-name="T11">"</text:span><text:span text:style-name="T13">È</text:span><text:span text:style-name="T11">"</text:span><text:span text:style-name="T14">,</text:span><text:span text:style-name="T11">"</text:span><text:span text:style-name="T13">É</text:span><text:span text:style-name="T11">"</text:span><text:span text:style-name="T14">,</text:span><text:span text:style-name="T11">"</text:span><text:span text:style-name="T13">Ẹ</text:span><text:span text:style-name="T11">"</text:span><text:span text:style-name="T14">,</text:span><text:span text:style-name="T11">"</text:span><text:span text:style-name="T13">Ẻ</text:span><text:span text:style-name="T11">"</text:span><text:span text:style-name="T14">,</text:span><text:span text:style-name="T11">"</text:span><text:span text:style-name="T13">Ẽ</text:span><text:span text:style-name="T11">"</text:span><text:span text:style-name="T14">,</text:span><text:span text:style-name="T11">"</text:span><text:span text:style-name="T13">Ê</text:span><text:span text:style-name="T11">"</text:span><text:span text:style-name="T14">,</text:span><text:span text:style-name="T11">"</text:span><text:span text:style-name="T13">Ề</text:span><text:span text:style-name="T11">"</text:span><text:span text:style-name="T14">,</text:span><text:span text:style-name="T11">"</text:span><text:span text:style-name="T13">Ế</text:span><text:span text:style-name="T11">"</text:span><text:span text:style-name="T14">,</text:span><text:span text:style-name="T11">"</text:span><text:span text:style-name="T13">Ệ</text:span><text:span text:style-name="T11">"</text:span><text:span text:style-name="T14">,</text:span><text:span text:style-name="T11">"</text:span><text:span text:style-name="T13">Ể</text:span><text:span text:style-name="T11">"</text:span><text:span text:style-name="T14">,</text:span><text:span text:style-name="T11">"</text:span><text:span text:style-name="T13">Ễ</text:span><text:span text:style-name="T11">"</text:span><text:span text:style-name="T14">,</text:span></text:p>
      <text:p text:style-name="P2">    <text:span text:style-name="T11">"</text:span><text:span text:style-name="T13">Ì</text:span><text:span text:style-name="T11">"</text:span><text:span text:style-name="T14">,</text:span><text:span text:style-name="T11">"</text:span><text:span text:style-name="T13">Í</text:span><text:span text:style-name="T11">"</text:span><text:span text:style-name="T14">,</text:span><text:span text:style-name="T11">"</text:span><text:span text:style-name="T13">Ị</text:span><text:span text:style-name="T11">"</text:span><text:span text:style-name="T14">,</text:span><text:span text:style-name="T11">"</text:span><text:span text:style-name="T13">Ỉ</text:span><text:span text:style-name="T11">"</text:span><text:span text:style-name="T14">,</text:span><text:span text:style-name="T11">"</text:span><text:span text:style-name="T13">Ĩ</text:span><text:span text:style-name="T11">"</text:span><text:span text:style-name="T14">,</text:span></text:p>
      <text:p text:style-name="P2">    <text:span text:style-name="T11">"</text:span><text:span text:style-name="T13">Ò</text:span><text:span text:style-name="T11">"</text:span><text:span text:style-name="T14">,</text:span><text:span text:style-name="T11">"</text:span><text:span text:style-name="T13">Ó</text:span><text:span text:style-name="T11">"</text:span><text:span text:style-name="T14">,</text:span><text:span text:style-name="T11">"</text:span><text:span text:style-name="T13">Ọ</text:span><text:span text:style-name="T11">"</text:span><text:span text:style-name="T14">,</text:span><text:span text:style-name="T11">"</text:span><text:span text:style-name="T13">Ỏ</text:span><text:span text:style-name="T11">"</text:span><text:span text:style-name="T14">,</text:span><text:span text:style-name="T11">"</text:span><text:span text:style-name="T13">Õ</text:span><text:span text:style-name="T11">"</text:span><text:span text:style-name="T14">,</text:span><text:span text:style-name="T11">"</text:span><text:span text:style-name="T13">Ô</text:span><text:span text:style-name="T11">"</text:span><text:span text:style-name="T14">,</text:span><text:span text:style-name="T11">"</text:span><text:span text:style-name="T13">Ồ</text:span><text:span text:style-name="T11">"</text:span><text:span text:style-name="T14">,</text:span><text:span text:style-name="T11">"</text:span><text:span text:style-name="T13">Ố</text:span><text:span text:style-name="T11">"</text:span><text:span text:style-name="T14">,</text:span><text:span text:style-name="T11">"</text:span><text:span text:style-name="T13">Ộ</text:span><text:span text:style-name="T11">"</text:span><text:span text:style-name="T14">,</text:span><text:span text:style-name="T11">"</text:span><text:span text:style-name="T13">Ổ</text:span><text:span text:style-name="T11">"</text:span><text:span text:style-name="T14">,</text:span><text:span text:style-name="T11">"</text:span><text:span text:style-name="T13">Ỗ</text:span><text:span text:style-name="T11">"</text:span><text:span text:style-name="T14">,</text:span><text:span text:style-name="T11">"</text:span><text:span text:style-name="T13">Ơ</text:span><text:span text:style-name="T11">"</text:span><text:span text:style-name="T14">,</text:span></text:p>
      <text:p text:style-name="P2">    <text:span text:style-name="T11">"</text:span><text:span text:style-name="T13">Ờ</text:span><text:span text:style-name="T11">"</text:span><text:span text:style-name="T14">,</text:span><text:span text:style-name="T11">"</text:span><text:span text:style-name="T13">Ớ</text:span><text:span text:style-name="T11">"</text:span><text:span text:style-name="T14">,</text:span><text:span text:style-name="T11">"</text:span><text:span text:style-name="T13">Ợ</text:span><text:span text:style-name="T11">"</text:span><text:span text:style-name="T14">,</text:span><text:span text:style-name="T11">"</text:span><text:span text:style-name="T13">Ở</text:span><text:span text:style-name="T11">"</text:span><text:span text:style-name="T14">,</text:span><text:span text:style-name="T11">"</text:span><text:span text:style-name="T13">Ỡ</text:span><text:span text:style-name="T11">"</text:span><text:span text:style-name="T14">,</text:span></text:p>
      <text:p text:style-name="P2"><text:soft-page-break/>    <text:span text:style-name="T11">"</text:span><text:span text:style-name="T13">Ù</text:span><text:span text:style-name="T11">"</text:span><text:span text:style-name="T14">,</text:span><text:span text:style-name="T11">"</text:span><text:span text:style-name="T13">Ú</text:span><text:span text:style-name="T11">"</text:span><text:span text:style-name="T14">,</text:span><text:span text:style-name="T11">"</text:span><text:span text:style-name="T13">Ụ</text:span><text:span text:style-name="T11">"</text:span><text:span text:style-name="T14">,</text:span><text:span text:style-name="T11">"</text:span><text:span text:style-name="T13">Ủ</text:span><text:span text:style-name="T11">"</text:span><text:span text:style-name="T14">,</text:span><text:span text:style-name="T11">"</text:span><text:span text:style-name="T13">Ũ</text:span><text:span text:style-name="T11">"</text:span><text:span text:style-name="T14">,</text:span><text:span text:style-name="T11">"</text:span><text:span text:style-name="T13">Ư</text:span><text:span text:style-name="T11">"</text:span><text:span text:style-name="T14">,</text:span><text:span text:style-name="T11">"</text:span><text:span text:style-name="T13">Ừ</text:span><text:span text:style-name="T11">"</text:span><text:span text:style-name="T14">,</text:span><text:span text:style-name="T11">"</text:span><text:span text:style-name="T13">Ứ</text:span><text:span text:style-name="T11">"</text:span><text:span text:style-name="T14">,</text:span><text:span text:style-name="T11">"</text:span><text:span text:style-name="T13">Ự</text:span><text:span text:style-name="T11">"</text:span><text:span text:style-name="T14">,</text:span><text:span text:style-name="T11">"</text:span><text:span text:style-name="T13">Ử</text:span><text:span text:style-name="T11">"</text:span><text:span text:style-name="T14">,</text:span><text:span text:style-name="T11">"</text:span><text:span text:style-name="T13">Ữ</text:span><text:span text:style-name="T11">"</text:span><text:span text:style-name="T14">,</text:span></text:p>
      <text:p text:style-name="P2">    <text:span text:style-name="T11">"</text:span><text:span text:style-name="T13">Ỳ</text:span><text:span text:style-name="T11">"</text:span><text:span text:style-name="T14">,</text:span><text:span text:style-name="T11">"</text:span><text:span text:style-name="T13">Ý</text:span><text:span text:style-name="T11">"</text:span><text:span text:style-name="T14">,</text:span><text:span text:style-name="T11">"</text:span><text:span text:style-name="T13">Ỵ</text:span><text:span text:style-name="T11">"</text:span><text:span text:style-name="T14">,</text:span><text:span text:style-name="T11">"</text:span><text:span text:style-name="T13">Ỷ</text:span><text:span text:style-name="T11">"</text:span><text:span text:style-name="T14">,</text:span><text:span text:style-name="T11">"</text:span><text:span text:style-name="T13">Ỹ</text:span><text:span text:style-name="T11">"</text:span><text:span text:style-name="T14">,</text:span></text:p>
      <text:p text:style-name="P2">    <text:span text:style-name="T11">"</text:span><text:span text:style-name="T13">Đ</text:span><text:span text:style-name="T11">"</text:span></text:p>
      <text:p text:style-name="P2">  <text:span text:style-name="T14">);</text:span></text:p>
      <text:p text:style-name="P2">  <text:span text:style-name="T14">no_accents_arr</text:span><text:span text:style-name="T9">=</text:span><text:span text:style-name="T14"> </text:span><text:span text:style-name="T9">new</text:span><text:span text:style-name="T14"> </text:span><text:span text:style-name="T7">Array</text:span><text:span text:style-name="T14">(</text:span></text:p>
      <text:p text:style-name="P2">    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/text:p>
      <text:p text:style-name="P2">    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/text:p>
      <text:p text:style-name="P2">    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/text:p>
      <text:p text:style-name="P2">    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/text:p>
      <text:p text:style-name="P2">    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/text:p>
      <text:p text:style-name="P2">    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/text:p>
      <text:p text:style-name="P2">    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/text:p>
      <text:p text:style-name="P2">    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/text:p>
      <text:p text:style-name="P2">    <text:span text:style-name="T11">"</text:span><text:span text:style-name="T13">d</text:span><text:span text:style-name="T11">"</text:span><text:span text:style-name="T14">,</text:span></text:p>
      <text:p text:style-name="P2">    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/text:p>
      <text:p text:style-name="P2">    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text:span text:style-name="T11">"</text:span><text:span text:style-name="T13">A</text:span><text:span text:style-name="T11">"</text:span><text:span text:style-name="T14">,</text:span></text:p>
      <text:p text:style-name="P2">    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text:span text:style-name="T11">"</text:span><text:span text:style-name="T13">E</text:span><text:span text:style-name="T11">"</text:span><text:span text:style-name="T14">,</text:span></text:p>
      <text:p text:style-name="P2">    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text:span text:style-name="T11">"</text:span><text:span text:style-name="T13">I</text:span><text:span text:style-name="T11">"</text:span><text:span text:style-name="T14">,</text:span></text:p>
      <text:p text:style-name="P2">    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/text:p>
      <text:p text:style-name="P2">    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text:span text:style-name="T11">"</text:span><text:span text:style-name="T13">O</text:span><text:span text:style-name="T11">"</text:span><text:span text:style-name="T14">,</text:span></text:p>
      <text:p text:style-name="P2">    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text:span text:style-name="T11">"</text:span><text:span text:style-name="T13">U</text:span><text:span text:style-name="T11">"</text:span><text:span text:style-name="T14">,</text:span></text:p>
      <text:p text:style-name="P2">    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text:span text:style-name="T11">"</text:span><text:span text:style-name="T13">Y</text:span><text:span text:style-name="T11">"</text:span><text:span text:style-name="T14">,</text:span></text:p>
      <text:p text:style-name="P2">    <text:span text:style-name="T11">"</text:span><text:span text:style-name="T13">D</text:span><text:span text:style-name="T11">"</text:span></text:p>
      <text:p text:style-name="P2">  <text:span text:style-name="T14">);</text:span></text:p>
      <text:p text:style-name="P2"><text:span text:style-name="T8">  </text:span><text:span text:style-name="T9">return</text:span><text:span text:style-name="T14"> </text:span><text:span text:style-name="T2">str_replace</text:span><text:span text:style-name="T14">(accents_arr,no_accents_arr,str);</text:span></text:p>
      <text:p text:style-name="P1">}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1">&lt;<text:span text:style-name="T8">div</text:span> <text:span text:style-name="T3">class</text:span><text:span text:style-name="T8">=</text:span><text:span text:style-name="T10">"</text:span><text:span text:style-name="T12">header</text:span><text:span text:style-name="T10">"</text:span> <text:span text:style-name="T3">style</text:span><text:span text:style-name="T8">=</text:span><text:span text:style-name="T10">"</text:span>position: -webkit-sticky; position: sticky; top: 0; z-index: 2;"&gt;</text:p>
      <text:p text:style-name="P1">&lt;<text:span text:style-name="T8">nav</text:span> <text:span text:style-name="T3">class</text:span><text:span text:style-name="T8">=</text:span><text:span text:style-name="T10">"</text:span><text:span text:style-name="T12">navbar navbar-expand-lg navbar-dark bg-dark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container</text:span><text:span text:style-name="T10">"</text:span>&gt;</text:p>
      <text:p text:style-name="P1">&lt;<text:span text:style-name="T8">button</text:span> <text:span text:style-name="T3">class</text:span><text:span text:style-name="T8">=</text:span><text:span text:style-name="T10">"</text:span><text:span text:style-name="T12">navbar-toggler</text:span><text:span text:style-name="T10">"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data-toggle</text:span><text:span text:style-name="T8">=</text:span><text:span text:style-name="T10">"</text:span><text:span text:style-name="T12">collapse</text:span><text:span text:style-name="T10">"</text:span> <text:span text:style-name="T3">data-target</text:span><text:span text:style-name="T8">=</text:span><text:span text:style-name="T10">"</text:span><text:span text:style-name="T12">#navbarNav</text:span><text:span text:style-name="T10">"</text:span> <text:span text:style-name="T3">aria-controls</text:span><text:span text:style-name="T8">=</text:span><text:span text:style-name="T10">"</text:span><text:span text:style-name="T12">navbarNav</text:span><text:span text:style-name="T10">"</text:span> <text:span text:style-name="T3">aria-expanded</text:span><text:span text:style-name="T8">=</text:span><text:span text:style-name="T10">"</text:span><text:span text:style-name="T12">false</text:span><text:span text:style-name="T10">"</text:span> <text:span text:style-name="T3">aria-label</text:span><text:span text:style-name="T8">=</text:span><text:span text:style-name="T10">"</text:span><text:span text:style-name="T12">Toggle navigation</text:span><text:span text:style-name="T10">"</text:span>&gt;</text:p>
      <text:p text:style-name="P1">&lt;<text:span text:style-name="T8">span</text:span> <text:span text:style-name="T3">class</text:span><text:span text:style-name="T8">=</text:span><text:span text:style-name="T10">"</text:span><text:span text:style-name="T12">navbar-toggler-icon</text:span><text:span text:style-name="T10">"</text:span>&gt;&lt;/<text:span text:style-name="T8">span</text:span>&gt;</text:p>
      <text:p text:style-name="P1">&lt;/<text:span text:style-name="T8">button</text:span>&gt;</text:p>
      <text:p text:style-name="P1">&lt;<text:span text:style-name="T8">a</text:span> <text:span text:style-name="T3">class</text:span><text:span text:style-name="T8">=</text:span><text:span text:style-name="T10">"</text:span><text:span text:style-name="T12">navbar-brand m-auto m-lg-unset</text:span><text:span text:style-name="T10">"</text:span> <text:span text:style-name="T3">href</text:span><text:span text:style-name="T8">=</text:span><text:span text:style-name="T10">"</text:span><text:span text:style-name="T12">../home/index</text:span><text:span text:style-name="T10">"</text:span>&gt;</text:p>
      <text:p text:style-name="P1">&lt;<text:span text:style-name="T8">img</text:span> <text:span text:style-name="T3">src</text:span><text:span text:style-name="T8">=</text:span><text:span text:style-name="T10">"</text:span><text:span text:style-name="T12">/web-191/public/images/logo.svg</text:span><text:span text:style-name="T10">"</text:span> <text:span text:style-name="T3">width</text:span><text:span text:style-name="T8">=</text:span><text:span text:style-name="T10">"</text:span><text:span text:style-name="T12">50</text:span><text:span text:style-name="T10">"</text:span> <text:span text:style-name="T3">height</text:span><text:span text:style-name="T8">=</text:span><text:span text:style-name="T10">"</text:span><text:span text:style-name="T12">50</text:span><text:span text:style-name="T10">"</text:span> <text:span text:style-name="T3">alt</text:span><text:span text:style-name="T8">=</text:span><text:span text:style-name="T10">""</text:span>&gt;</text:p>
      <text:p text:style-name="P1">&lt;/<text:span text:style-name="T8">a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collapse navbar-collapse</text:span><text:span text:style-name="T10">"</text:span> <text:span text:style-name="T3">id</text:span><text:span text:style-name="T8">=</text:span><text:span text:style-name="T10">"</text:span><text:span text:style-name="T12">navbarNav</text:span><text:span text:style-name="T10">"</text:span>&gt;</text:p>
      <text:p text:style-name="P1">&lt;<text:span text:style-name="T8">form</text:span> <text:span text:style-name="T3">class</text:span><text:span text:style-name="T8">=</text:span><text:span text:style-name="T10">"</text:span><text:span text:style-name="T12">form-inline m-lg-auto form-search position-relative</text:span><text:span text:style-name="T10">"</text:span>&gt;</text:p>
      <text:p text:style-name="P1"><text:soft-page-break/>&lt;<text:span text:style-name="T8">input</text:span> <text:span text:style-name="T3">class</text:span><text:span text:style-name="T8">=</text:span><text:span text:style-name="T10">"</text:span><text:span text:style-name="T12">form-control mr-sm-2 position-relative</text:span><text:span text:style-name="T10">"</text:span> <text:span text:style-name="T3">placeholder</text:span><text:span text:style-name="T8">=</text:span><text:span text:style-name="T10">"</text:span><text:span text:style-name="T12">Search</text:span><text:span text:style-name="T10">"</text:span> <text:span text:style-name="T3">aria-label</text:span><text:span text:style-name="T8">=</text:span><text:span text:style-name="T10">"</text:span><text:span text:style-name="T12">Search</text:span><text:span text:style-name="T10">"</text:span>&gt;</text:p>
      <text:p text:style-name="P3">&lt;!-- &lt;div class="autocomplete-list position-absolute p-3" &gt;&lt;/div&gt; --&gt;</text:p>
      <text:p text:style-name="P1">&lt;<text:span text:style-name="T8">button</text:span> <text:span text:style-name="T3">class</text:span><text:span text:style-name="T8">=</text:span><text:span text:style-name="T10">"</text:span><text:span text:style-name="T12">btn btn-light</text:span><text:span text:style-name="T10">"</text:span> <text:span text:style-name="T3">type</text:span><text:span text:style-name="T8">=</text:span><text:span text:style-name="T10">"</text:span><text:span text:style-name="T12">submit</text:span><text:span text:style-name="T10">"</text:span>&gt;Search&lt;/<text:span text:style-name="T8">button</text:span>&gt;</text:p>
      <text:p text:style-name="P1">&lt;/<text:span text:style-name="T8">form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signed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btn-group</text:span><text:span text:style-name="T10">"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btn btn-secondary dropdown-toggle</text:span><text:span text:style-name="T10">"</text:span> <text:span text:style-name="T3">data-toggle</text:span><text:span text:style-name="T8">=</text:span><text:span text:style-name="T10">"</text:span><text:span text:style-name="T12">dropdown</text:span><text:span text:style-name="T10">"</text:span> <text:span text:style-name="T3">aria-haspopup</text:span><text:span text:style-name="T8">=</text:span><text:span text:style-name="T10">"</text:span><text:span text:style-name="T12">true</text:span><text:span text:style-name="T10">"</text:span> <text:span text:style-name="T3">aria-expanded</text:span><text:span text:style-name="T8">=</text:span><text:span text:style-name="T10">"</text:span><text:span text:style-name="T12">false</text:span><text:span text:style-name="T10">"</text:span>&gt;</text:p>
      <text:p text:style-name="P1">Right-aligned menu</text:p>
      <text:p text:style-name="P1">&lt;/<text:span text:style-name="T8">button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dropdown-menu dropdown-menu-right</text:span><text:span text:style-name="T10">"</text:span>&gt;</text:p>
      <text:p text:style-name="P1">&lt;<text:span text:style-name="T8">button</text:span> <text:span text:style-name="T3">class</text:span><text:span text:style-name="T8">=</text:span><text:span text:style-name="T10">"</text:span><text:span text:style-name="T12">dropdown-item</text:span><text:span text:style-name="T10">"</text:span> <text:span text:style-name="T3">type</text:span><text:span text:style-name="T8">=</text:span><text:span text:style-name="T10">"</text:span><text:span text:style-name="T12">button</text:span><text:span text:style-name="T10">"</text:span>&gt;Action&lt;/<text:span text:style-name="T8">button</text:span>&gt;</text:p>
      <text:p text:style-name="P1">&lt;<text:span text:style-name="T8">button</text:span> <text:span text:style-name="T3">class</text:span><text:span text:style-name="T8">=</text:span><text:span text:style-name="T10">"</text:span><text:span text:style-name="T12">dropdown-item</text:span><text:span text:style-name="T10">"</text:span> <text:span text:style-name="T3">type</text:span><text:span text:style-name="T8">=</text:span><text:span text:style-name="T10">"</text:span><text:span text:style-name="T12">button</text:span><text:span text:style-name="T10">"</text:span>&gt;Another action&lt;/<text:span text:style-name="T8">button</text:span>&gt;</text:p>
      <text:p text:style-name="P1">&lt;<text:span text:style-name="T8">button</text:span> <text:span text:style-name="T3">id</text:span><text:span text:style-name="T8">=</text:span><text:span text:style-name="T10">"</text:span><text:span text:style-name="T12">logout-btn</text:span><text:span text:style-name="T10">"</text:span> <text:span text:style-name="T3">class</text:span><text:span text:style-name="T8">=</text:span><text:span text:style-name="T10">"</text:span><text:span text:style-name="T12">dropdown-item</text:span><text:span text:style-name="T10">"</text:span> <text:span text:style-name="T3">type</text:span><text:span text:style-name="T8">=</text:span><text:span text:style-name="T10">"</text:span><text:span text:style-name="T12">button</text:span><text:span text:style-name="T10">"</text:span>&gt;Đăng xuất&lt;/<text:span text:style-name="T8">button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notsign</text:span><text:span text:style-name="T10">"</text:span>&gt;</text:p>
      <text:p text:style-name="P1">&lt;<text:span text:style-name="T8">span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btn btn-light</text:span><text:span text:style-name="T10">"</text:span> <text:span text:style-name="T3">data-toggle</text:span><text:span text:style-name="T8">=</text:span><text:span text:style-name="T10">"</text:span><text:span text:style-name="T12">modal</text:span><text:span text:style-name="T10">"</text:span> <text:span text:style-name="T3">data-target</text:span><text:span text:style-name="T8">=</text:span><text:span text:style-name="T10">"</text:span><text:span text:style-name="T12">#modalLoginForm</text:span><text:span text:style-name="T10">"</text:span>&gt;Login&lt;/<text:span text:style-name="T8">button</text:span>&gt; </text:p>
      <text:p text:style-name="P1">&lt;/<text:span text:style-name="T8">span</text:span>&gt;</text:p>
      <text:p text:style-name="P1">&lt;<text:span text:style-name="T8">span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btn btn-light</text:span><text:span text:style-name="T10">"</text:span> <text:span text:style-name="T3">data-toggle</text:span><text:span text:style-name="T8">=</text:span><text:span text:style-name="T10">"</text:span><text:span text:style-name="T12">modal</text:span><text:span text:style-name="T10">"</text:span> <text:span text:style-name="T3">data-target</text:span><text:span text:style-name="T8">=</text:span><text:span text:style-name="T10">"</text:span><text:span text:style-name="T12">#modalSignUpForm</text:span><text:span text:style-name="T10">"</text:span>&gt;Sign up&lt;/<text:span text:style-name="T8">button</text:span>&gt; </text:p>
      <text:p text:style-name="P1">&lt;/<text:span text:style-name="T8">span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na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container menu-bar</text:span><text:span text:style-name="T10">"</text:span>&gt;</text:p>
      <text:p text:style-name="P1">&lt;<text:span text:style-name="T8">ul</text:span> <text:span text:style-name="T3">class</text:span><text:span text:style-name="T8">=</text:span><text:span text:style-name="T10">"</text:span><text:span text:style-name="T12">nav nav-tabs</text:span><text:span text:style-name="T10">"</text:span>&gt;</text:p>
      <text:p text:style-name="P1">&lt;<text:span text:style-name="T8">li</text:span> <text:span text:style-name="T3">class</text:span><text:span text:style-name="T8">=</text:span><text:span text:style-name="T10">"</text:span><text:span text:style-name="T12">nav-item</text:span><text:span text:style-name="T10">"</text:span>&gt;</text:p>
      <text:p text:style-name="P1">&lt;<text:span text:style-name="T8">a</text:span> <text:span text:style-name="T3">class</text:span><text:span text:style-name="T8">=</text:span><text:span text:style-name="T10">"</text:span><text:span text:style-name="T12">nav-link active</text:span><text:span text:style-name="T10">"</text:span> <text:span text:style-name="T3">href</text:span><text:span text:style-name="T8">=</text:span><text:span text:style-name="T10">"</text:span><text:span text:style-name="T12">../home/index</text:span><text:span text:style-name="T10">"</text:span>&gt;Home Page&lt;/<text:span text:style-name="T8">a</text:span>&gt;</text:p>
      <text:p text:style-name="P1">&lt;/<text:span text:style-name="T8">li</text:span>&gt;</text:p>
      <text:p text:style-name="P1">&lt;<text:span text:style-name="T8">li</text:span> <text:span text:style-name="T3">class</text:span><text:span text:style-name="T8">=</text:span><text:span text:style-name="T10">"</text:span><text:span text:style-name="T12">nav-item</text:span><text:span text:style-name="T10">"</text:span>&gt;</text:p>
      <text:p text:style-name="P1">&lt;<text:span text:style-name="T8">a</text:span> <text:span text:style-name="T3">class</text:span><text:span text:style-name="T8">=</text:span><text:span text:style-name="T10">"</text:span><text:span text:style-name="T12">nav-link</text:span><text:span text:style-name="T10">"</text:span> <text:span text:style-name="T3">href</text:span><text:span text:style-name="T8">=</text:span><text:span text:style-name="T10">"</text:span><text:span text:style-name="T12">../album/index</text:span><text:span text:style-name="T10">"</text:span>&gt;Album&lt;/<text:span text:style-name="T8">a</text:span>&gt;</text:p>
      <text:p text:style-name="P1">&lt;/<text:span text:style-name="T8">li</text:span>&gt;</text:p>
      <text:p text:style-name="P1">&lt;<text:span text:style-name="T8">li</text:span> <text:span text:style-name="T3">class</text:span><text:span text:style-name="T8">=</text:span><text:span text:style-name="T10">"</text:span><text:span text:style-name="T12">nav-item</text:span><text:span text:style-name="T10">"</text:span>&gt;</text:p>
      <text:p text:style-name="P1">&lt;<text:span text:style-name="T8">a</text:span> <text:span text:style-name="T3">class</text:span><text:span text:style-name="T8">=</text:span><text:span text:style-name="T10">"</text:span><text:span text:style-name="T12">nav-link</text:span><text:span text:style-name="T10">"</text:span> <text:span text:style-name="T3">href</text:span><text:span text:style-name="T8">=</text:span><text:span text:style-name="T10">"</text:span><text:span text:style-name="T12">../chart/index</text:span><text:span text:style-name="T10">"</text:span>&gt;Chart&lt;/<text:span text:style-name="T8">a</text:span>&gt;</text:p>
      <text:p text:style-name="P1">&lt;/<text:span text:style-name="T8">li</text:span>&gt;</text:p>
      <text:p text:style-name="P1">&lt;<text:span text:style-name="T8">li</text:span> <text:span text:style-name="T3">class</text:span><text:span text:style-name="T8">=</text:span><text:span text:style-name="T10">"</text:span><text:span text:style-name="T12">nav-item</text:span><text:span text:style-name="T10">"</text:span>&gt;</text:p>
      <text:p text:style-name="P1">&lt;<text:span text:style-name="T8">a</text:span> <text:span text:style-name="T3">class</text:span><text:span text:style-name="T8">=</text:span><text:span text:style-name="T10">"</text:span><text:span text:style-name="T12">nav-link </text:span><text:span text:style-name="T10">"</text:span> <text:span text:style-name="T3">href</text:span><text:span text:style-name="T8">=</text:span><text:span text:style-name="T10">"</text:span><text:span text:style-name="T12">/web-191/views/singers/index.php</text:span><text:span text:style-name="T10">"</text:span>&gt;Singer&lt;/<text:span text:style-name="T8">a</text:span>&gt;</text:p>
      <text:p text:style-name="P1">&lt;/<text:span text:style-name="T8">li</text:span>&gt;</text:p>
      <text:p text:style-name="P1">&lt;/<text:span text:style-name="T8">ul</text:span>&gt;</text:p>
      <text:p text:style-name="P1"><text:soft-page-break/>&lt;/<text:span text:style-name="T8">div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 fade</text:span><text:span text:style-name="T10">"</text:span> <text:span text:style-name="T3">id</text:span><text:span text:style-name="T8">=</text:span><text:span text:style-name="T10">"</text:span><text:span text:style-name="T12">exampleModal</text:span><text:span text:style-name="T10">"</text:span> <text:span text:style-name="T3">tabindex</text:span><text:span text:style-name="T8">=</text:span><text:span text:style-name="T10">"</text:span><text:span text:style-name="T12">-1</text:span><text:span text:style-name="T10">"</text:span> <text:span text:style-name="T3">role</text:span><text:span text:style-name="T8">=</text:span><text:span text:style-name="T10">"</text:span><text:span text:style-name="T12">dialog</text:span><text:span text:style-name="T10">"</text:span> <text:span text:style-name="T3">aria-labelledby</text:span><text:span text:style-name="T8">=</text:span><text:span text:style-name="T10">"</text:span><text:span text:style-name="T12">exampleModalLabel</text:span><text:span text:style-name="T10">"</text:span> <text:span text:style-name="T3">aria-hidden</text:span><text:span text:style-name="T8">=</text:span><text:span text:style-name="T10">"</text:span><text:span text:style-name="T12">true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dialog</text:span><text:span text:style-name="T10">"</text:span> <text:span text:style-name="T3">role</text:span><text:span text:style-name="T8">=</text:span><text:span text:style-name="T10">"</text:span><text:span text:style-name="T12">docum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cont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header</text:span><text:span text:style-name="T10">"</text:span>&gt;</text:p>
      <text:p text:style-name="P1">&lt;<text:span text:style-name="T8">h5</text:span> <text:span text:style-name="T3">class</text:span><text:span text:style-name="T8">=</text:span><text:span text:style-name="T10">"</text:span><text:span text:style-name="T12">modal-title</text:span><text:span text:style-name="T10">"</text:span> <text:span text:style-name="T3">id</text:span><text:span text:style-name="T8">=</text:span><text:span text:style-name="T10">"</text:span><text:span text:style-name="T12">exampleModalLabel</text:span><text:span text:style-name="T10">"</text:span>&gt;Modal title&lt;/<text:span text:style-name="T8">h5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close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 <text:span text:style-name="T3">aria-label</text:span><text:span text:style-name="T8">=</text:span><text:span text:style-name="T10">"</text:span><text:span text:style-name="T12">Close</text:span><text:span text:style-name="T10">"</text:span>&gt;</text:p>
      <text:p text:style-name="P1">&lt;<text:span text:style-name="T8">span</text:span> <text:span text:style-name="T3">aria-hidden</text:span><text:span text:style-name="T8">=</text:span><text:span text:style-name="T10">"</text:span><text:span text:style-name="T12">true</text:span><text:span text:style-name="T10">"</text:span>&gt;<text:span text:style-name="T15">&amp;times;</text:span>&lt;/<text:span text:style-name="T8">span</text:span>&gt;</text:p>
      <text:p text:style-name="P1">&lt;/<text:span text:style-name="T8">button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body</text:span><text:span text:style-name="T10">"</text:span>&gt;</text:p>
      <text:p text:style-name="P1">...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footer</text:span><text:span text:style-name="T10">"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btn btn-secondary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&gt;Close&lt;/<text:span text:style-name="T8">button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btn btn-primary</text:span><text:span text:style-name="T10">"</text:span>&gt;Save changes&lt;/<text:span text:style-name="T8">button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3">&lt;!--modal sign up--&gt;</text:p>
      <text:p text:style-name="P1">&lt;<text:span text:style-name="T8">div</text:span> <text:span text:style-name="T3">class</text:span><text:span text:style-name="T8">=</text:span><text:span text:style-name="T10">"</text:span><text:span text:style-name="T12">modal fade</text:span><text:span text:style-name="T10">"</text:span> <text:span text:style-name="T3">id</text:span><text:span text:style-name="T8">=</text:span><text:span text:style-name="T10">"</text:span><text:span text:style-name="T12">modalSignUpForm</text:span><text:span text:style-name="T10">"</text:span> <text:span text:style-name="T3">tabindex</text:span><text:span text:style-name="T8">=</text:span><text:span text:style-name="T10">"</text:span><text:span text:style-name="T12">-1</text:span><text:span text:style-name="T10">"</text:span> <text:span text:style-name="T3">role</text:span><text:span text:style-name="T8">=</text:span><text:span text:style-name="T10">"</text:span><text:span text:style-name="T12">dialog</text:span><text:span text:style-name="T10">"</text:span> <text:span text:style-name="T3">aria-hidden</text:span><text:span text:style-name="T8">=</text:span><text:span text:style-name="T10">"</text:span><text:span text:style-name="T12">true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dialog</text:span><text:span text:style-name="T10">"</text:span> <text:span text:style-name="T3">role</text:span><text:span text:style-name="T8">=</text:span><text:span text:style-name="T10">"</text:span><text:span text:style-name="T12">docum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cont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header text-center</text:span><text:span text:style-name="T10">"</text:span>&gt;</text:p>
      <text:p text:style-name="P1">&lt;<text:span text:style-name="T8">h4</text:span> <text:span text:style-name="T3">class</text:span><text:span text:style-name="T8">=</text:span><text:span text:style-name="T10">"</text:span><text:span text:style-name="T12">modal-title w-100 font-weight-bold</text:span><text:span text:style-name="T10">"</text:span> <text:span text:style-name="T3">style</text:span><text:span text:style-name="T8">=</text:span><text:span text:style-name="T10">"</text:span>font-size: 1.5rem;"&gt;Sign Up&lt;/<text:span text:style-name="T8">h4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close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 <text:span text:style-name="T3">aria-label</text:span><text:span text:style-name="T8">=</text:span><text:span text:style-name="T10">"</text:span><text:span text:style-name="T12">Close</text:span><text:span text:style-name="T10">"</text:span>&gt;</text:p>
      <text:p text:style-name="P1">&lt;<text:span text:style-name="T8">span</text:span> <text:span text:style-name="T3">aria-hidden</text:span><text:span text:style-name="T8">=</text:span><text:span text:style-name="T10">"</text:span><text:span text:style-name="T12">true</text:span><text:span text:style-name="T10">"</text:span>&gt;<text:span text:style-name="T15">&amp;times;</text:span>&lt;/<text:span text:style-name="T8">span</text:span>&gt;</text:p>
      <text:p text:style-name="P1">&lt;/<text:span text:style-name="T8">button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body mx-3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d-form mb-5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user prefix grey-text</text:span><text:span text:style-name="T10">"</text:span>&gt;&lt;/<text:span text:style-name="T8">i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text</text:span><text:span text:style-name="T10">"</text:span> <text:span text:style-name="T3">class</text:span><text:span text:style-name="T8">=</text:span><text:span text:style-name="T10">"</text:span><text:span text:style-name="T12">form-control validate orangeForm-name</text:span><text:span text:style-name="T10">"</text:span></text:p>
      <text:p text:style-name="P1"><text:span text:style-name="T3">placeholder</text:span><text:span text:style-name="T8">=</text:span><text:span text:style-name="T10">"</text:span><text:span text:style-name="T12">Your name</text:span><text:span text:style-name="T10">"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d-form mb-5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envelope prefix grey-text</text:span><text:span text:style-name="T10">"</text:span>&gt;&lt;/<text:span text:style-name="T8">i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email</text:span><text:span text:style-name="T10">"</text:span> <text:span text:style-name="T3">id</text:span><text:span text:style-name="T8">=</text:span><text:span text:style-name="T10">"</text:span><text:span text:style-name="T12">orangeForm-email</text:span><text:span text:style-name="T10">"</text:span> <text:span text:style-name="T3">class</text:span><text:span text:style-name="T8">=</text:span><text:span text:style-name="T10">"</text:span><text:span text:style-name="T12">form-control validate</text:span><text:span text:style-name="T10">"</text:span></text:p>
      <text:p text:style-name="P1"><text:span text:style-name="T3">placeholder</text:span><text:span text:style-name="T8">=</text:span><text:span text:style-name="T10">"</text:span><text:span text:style-name="T12">Your email</text:span><text:span text:style-name="T10">"</text:span>&gt;</text:p>
      <text:p text:style-name="P1">&lt;/<text:span text:style-name="T8">div</text:span>&gt;</text:p>
      <text:p text:style-name="P4"/>
      <text:p text:style-name="P1"><text:soft-page-break/>&lt;<text:span text:style-name="T8">div</text:span> <text:span text:style-name="T3">class</text:span><text:span text:style-name="T8">=</text:span><text:span text:style-name="T10">"</text:span><text:span text:style-name="T12">md-form mb-5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lock prefix grey-text</text:span><text:span text:style-name="T10">"</text:span>&gt;&lt;/<text:span text:style-name="T8">i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password</text:span><text:span text:style-name="T10">"</text:span> <text:span text:style-name="T3">id</text:span><text:span text:style-name="T8">=</text:span><text:span text:style-name="T10">"</text:span><text:span text:style-name="T12">orangeForm-cur-pass</text:span><text:span text:style-name="T10">"</text:span> <text:span text:style-name="T3">class</text:span><text:span text:style-name="T8">=</text:span><text:span text:style-name="T10">"</text:span><text:span text:style-name="T12">form-control validate</text:span><text:span text:style-name="T10">"</text:span></text:p>
      <text:p text:style-name="P1"><text:span text:style-name="T3">placeholder</text:span><text:span text:style-name="T8">=</text:span><text:span text:style-name="T10">"</text:span><text:span text:style-name="T12">Password</text:span><text:span text:style-name="T10">"</text:span>&gt;</text:p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d-form mb-5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lock prefix grey-text</text:span><text:span text:style-name="T10">"</text:span>&gt;&lt;/<text:span text:style-name="T8">i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password</text:span><text:span text:style-name="T10">"</text:span> <text:span text:style-name="T3">class</text:span><text:span text:style-name="T8">=</text:span><text:span text:style-name="T10">"</text:span><text:span text:style-name="T12">form-control validate orangeForm-new-pass</text:span><text:span text:style-name="T10">"</text:span></text:p>
      <text:p text:style-name="P1"><text:span text:style-name="T3">placeholder</text:span><text:span text:style-name="T8">=</text:span><text:span text:style-name="T10">"</text:span><text:span text:style-name="T12">Retype password</text:span><text:span text:style-name="T10">"</text:span>&gt;</text:p>
      <text:p text:style-name="P1">&lt;/<text:span text:style-name="T8">div</text:span>&gt;</text:p>
      <text:p text:style-name="P4"/>
      <text:p text:style-name="P1">&lt;/<text:span text:style-name="T8">div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footer d-flex justify-content-center</text:span><text:span text:style-name="T10">"</text:span>&gt;</text:p>
      <text:p text:style-name="P1">&lt;<text:span text:style-name="T8">button</text:span> <text:span text:style-name="T3">class</text:span><text:span text:style-name="T8">=</text:span><text:span text:style-name="T10">"</text:span><text:span text:style-name="T12">btn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&gt;Sign up&lt;/<text:span text:style-name="T8">button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3">&lt;!--modal sign up--&gt;</text:p>
      <text:p text:style-name="P3">&lt;!--modal login--&gt;</text:p>
      <text:p text:style-name="P1">&lt;<text:span text:style-name="T8">div</text:span> <text:span text:style-name="T3">class</text:span><text:span text:style-name="T8">=</text:span><text:span text:style-name="T10">"</text:span><text:span text:style-name="T12">modal fade</text:span><text:span text:style-name="T10">"</text:span> <text:span text:style-name="T3">id</text:span><text:span text:style-name="T8">=</text:span><text:span text:style-name="T10">"</text:span><text:span text:style-name="T12">modalLoginForm</text:span><text:span text:style-name="T10">"</text:span> <text:span text:style-name="T3">tabindex</text:span><text:span text:style-name="T8">=</text:span><text:span text:style-name="T10">"</text:span><text:span text:style-name="T12">-1</text:span><text:span text:style-name="T10">"</text:span> <text:span text:style-name="T3">role</text:span><text:span text:style-name="T8">=</text:span><text:span text:style-name="T10">"</text:span><text:span text:style-name="T12">dialog</text:span><text:span text:style-name="T10">"</text:span> <text:span text:style-name="T3">aria-hidden</text:span><text:span text:style-name="T8">=</text:span><text:span text:style-name="T10">"</text:span><text:span text:style-name="T12">true</text:span><text:span text:style-name="T10">"</text:span> <text:span text:style-name="T3">style</text:span><text:span text:style-name="T8">=</text:span><text:span text:style-name="T10">"</text:span>border-radius: 10%;"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dialog</text:span><text:span text:style-name="T10">"</text:span> <text:span text:style-name="T3">role</text:span><text:span text:style-name="T8">=</text:span><text:span text:style-name="T10">"</text:span><text:span text:style-name="T12">docum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modal-content</text:span><text:span text:style-name="T10">"</text:span>&gt;</text:p>
      <text:p text:style-name="P1">&lt;<text:span text:style-name="T8">div</text:span> <text:span text:style-name="T3">class</text:span><text:span text:style-name="T8">=</text:span><text:span text:style-name="T10">"</text:span><text:span text:style-name="T12">card</text:span><text:span text:style-name="T10">"</text:span>&gt;</text:p>
      <text:p text:style-name="P1">&lt;<text:span text:style-name="T8">h5</text:span> <text:span text:style-name="T3">class</text:span><text:span text:style-name="T8">=</text:span><text:span text:style-name="T10">"</text:span><text:span text:style-name="T12">card-header white-text text-center py-4</text:span><text:span text:style-name="T10">"</text:span> <text:span text:style-name="T3">style</text:span><text:span text:style-name="T8">=</text:span><text:span text:style-name="T10">"</text:span>background-color: rgb(101, 80, 158);"&gt;</text:p>
      <text:p text:style-name="P1">&lt;<text:span text:style-name="T8">strong</text:span>&gt;LOG IN&lt;/<text:span text:style-name="T8">strong</text:span>&gt;</text:p>
      <text:p text:style-name="P1">&lt;<text:span text:style-name="T8">button</text:span> <text:span text:style-name="T3">type</text:span><text:span text:style-name="T8">=</text:span><text:span text:style-name="T10">"</text:span><text:span text:style-name="T12">button</text:span><text:span text:style-name="T10">"</text:span> <text:span text:style-name="T3">class</text:span><text:span text:style-name="T8">=</text:span><text:span text:style-name="T10">"</text:span><text:span text:style-name="T12">close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 <text:span text:style-name="T3">aria-label</text:span><text:span text:style-name="T8">=</text:span><text:span text:style-name="T10">"</text:span><text:span text:style-name="T12">Close</text:span><text:span text:style-name="T10">"</text:span>&gt;</text:p>
      <text:p text:style-name="P1">&lt;<text:span text:style-name="T8">span</text:span> <text:span text:style-name="T3">aria-hidden</text:span><text:span text:style-name="T8">=</text:span><text:span text:style-name="T10">"</text:span><text:span text:style-name="T12">true</text:span><text:span text:style-name="T10">"</text:span>&gt;<text:span text:style-name="T15">&amp;times;</text:span>&lt;/<text:span text:style-name="T8">span</text:span>&gt;</text:p>
      <text:p text:style-name="P1">&lt;/<text:span text:style-name="T8">button</text:span>&gt;</text:p>
      <text:p text:style-name="P1">&lt;/<text:span text:style-name="T8">h5</text:span>&gt;</text:p>
      <text:p text:style-name="P3">&lt;!--Card content--&gt;</text:p>
      <text:p text:style-name="P1">&lt;<text:span text:style-name="T8">div</text:span> <text:span text:style-name="T3">class</text:span><text:span text:style-name="T8">=</text:span><text:span text:style-name="T10">"</text:span><text:span text:style-name="T12">card-body px-lg-5 pt-0</text:span><text:span text:style-name="T10">"</text:span>&gt;</text:p>
      <text:p text:style-name="P3">&lt;!-- Form --&gt;</text:p>
      <text:p text:style-name="P1">&lt;<text:span text:style-name="T8">form</text:span> <text:span text:style-name="T3">class</text:span><text:span text:style-name="T8">=</text:span><text:span text:style-name="T10">"</text:span><text:span text:style-name="T12">text-center</text:span><text:span text:style-name="T10">"</text:span> <text:span text:style-name="T3">style</text:span><text:span text:style-name="T8">=</text:span><text:span text:style-name="T10">"</text:span>color: #757575;"&gt;</text:p>
      <text:p text:style-name="P3">&lt;!-- Email --&gt;</text:p>
      <text:p text:style-name="P1">&lt;<text:span text:style-name="T8">div</text:span> <text:span text:style-name="T3">class</text:span><text:span text:style-name="T8">=</text:span><text:span text:style-name="T10">"</text:span><text:span text:style-name="T12">md-form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user prefix grey-text</text:span><text:span text:style-name="T10">"</text:span> <text:span text:style-name="T3">style</text:span><text:span text:style-name="T8">=</text:span><text:span text:style-name="T10">"</text:span>left: -2px; top: 14px;"&gt;&lt;/<text:span text:style-name="T8">i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email</text:span><text:span text:style-name="T10">"</text:span> <text:span text:style-name="T3">id</text:span><text:span text:style-name="T8">=</text:span><text:span text:style-name="T10">"</text:span><text:span text:style-name="T12">materialLoginFormEmail</text:span><text:span text:style-name="T10">"</text:span> <text:span text:style-name="T3">class</text:span><text:span text:style-name="T8">=</text:span><text:span text:style-name="T10">"</text:span><text:span text:style-name="T12">form-control</text:span><text:span text:style-name="T10">"</text:span> <text:span text:style-name="T3">placeholder</text:span><text:span text:style-name="T8">=</text:span><text:span text:style-name="T10">"</text:span><text:span text:style-name="T12">E-mail</text:span><text:span text:style-name="T10">"</text:span>&gt;</text:p>
      <text:p text:style-name="P1">&lt;<text:span text:style-name="T8">div</text:span> <text:span text:style-name="T3">id</text:span><text:span text:style-name="T8">=</text:span><text:span text:style-name="T10">"</text:span><text:span text:style-name="T12">wrong-info</text:span><text:span text:style-name="T10">"</text:span>&gt;&lt;/<text:span text:style-name="T8">div</text:span>&gt;</text:p>
      <text:p text:style-name="P1">&lt;/<text:span text:style-name="T8">div</text:span>&gt;</text:p>
      <text:p text:style-name="P4"/>
      <text:p text:style-name="P3">&lt;!-- Password --&gt;</text:p>
      <text:p text:style-name="P1">&lt;<text:span text:style-name="T8">div</text:span> <text:span text:style-name="T3">class</text:span><text:span text:style-name="T8">=</text:span><text:span text:style-name="T10">"</text:span><text:span text:style-name="T12">md-form</text:span><text:span text:style-name="T10">"</text:span>&gt;</text:p>
      <text:p text:style-name="P1">&lt;<text:span text:style-name="T8">i</text:span> <text:span text:style-name="T3">class</text:span><text:span text:style-name="T8">=</text:span><text:span text:style-name="T10">"</text:span><text:span text:style-name="T12">fas fa-lock prefix grey-text</text:span><text:span text:style-name="T10">"</text:span> <text:span text:style-name="T3">style</text:span><text:span text:style-name="T8">=</text:span><text:span text:style-name="T10">"</text:span>left: -2px; top: 14px;"&gt;&lt;/<text:span text:style-name="T8">i</text:span>&gt;</text:p>
      <text:p text:style-name="P1"><text:soft-page-break/>&lt;<text:span text:style-name="T8">input</text:span> <text:span text:style-name="T3">type</text:span><text:span text:style-name="T8">=</text:span><text:span text:style-name="T10">"</text:span><text:span text:style-name="T12">password</text:span><text:span text:style-name="T10">"</text:span> <text:span text:style-name="T3">id</text:span><text:span text:style-name="T8">=</text:span><text:span text:style-name="T10">"</text:span><text:span text:style-name="T12">materialLoginFormPassword</text:span><text:span text:style-name="T10">"</text:span> <text:span text:style-name="T3">class</text:span><text:span text:style-name="T8">=</text:span><text:span text:style-name="T10">"</text:span><text:span text:style-name="T12">form-control</text:span><text:span text:style-name="T10">"</text:span> <text:span text:style-name="T3">placeholder</text:span><text:span text:style-name="T8">=</text:span><text:span text:style-name="T10">"</text:span><text:span text:style-name="T12">Password</text:span><text:span text:style-name="T10">"</text:span>&gt;</text:p>
      <text:p text:style-name="P1">&lt;/<text:span text:style-name="T8">div</text:span>&gt;</text:p>
      <text:p text:style-name="P4"/>
      <text:p text:style-name="P1">&lt;<text:span text:style-name="T8">div</text:span> <text:span text:style-name="T3">class</text:span><text:span text:style-name="T8">=</text:span><text:span text:style-name="T10">"</text:span><text:span text:style-name="T12">d-flex justify-content-around</text:span><text:span text:style-name="T10">"</text:span>&gt;</text:p>
      <text:p text:style-name="P1">&lt;<text:span text:style-name="T8">div</text:span>&gt;</text:p>
      <text:p text:style-name="P3">&lt;!-- Remember me --&gt;</text:p>
      <text:p text:style-name="P1">&lt;<text:span text:style-name="T8">div</text:span> <text:span text:style-name="T3">class</text:span><text:span text:style-name="T8">=</text:span><text:span text:style-name="T10">"</text:span><text:span text:style-name="T12">form-check</text:span><text:span text:style-name="T10">"</text:span>&gt;</text:p>
      <text:p text:style-name="P1">&lt;<text:span text:style-name="T8">input</text:span> <text:span text:style-name="T3">type</text:span><text:span text:style-name="T8">=</text:span><text:span text:style-name="T10">"</text:span><text:span text:style-name="T12">checkbox</text:span><text:span text:style-name="T10">"</text:span> <text:span text:style-name="T3">class</text:span><text:span text:style-name="T8">=</text:span><text:span text:style-name="T10">"</text:span><text:span text:style-name="T12">form-check-input</text:span><text:span text:style-name="T10">"</text:span> <text:span text:style-name="T3">id</text:span><text:span text:style-name="T8">=</text:span><text:span text:style-name="T10">"</text:span><text:span text:style-name="T12">materialLoginFormRemember</text:span><text:span text:style-name="T10">"</text:span>&gt;</text:p>
      <text:p text:style-name="P1">&lt;<text:span text:style-name="T8">label</text:span> <text:span text:style-name="T3">class</text:span><text:span text:style-name="T8">=</text:span><text:span text:style-name="T10">"</text:span><text:span text:style-name="T12">form-check-label</text:span><text:span text:style-name="T10">"</text:span> <text:span text:style-name="T3">for</text:span><text:span text:style-name="T8">=</text:span><text:span text:style-name="T10">"</text:span><text:span text:style-name="T12">materialLoginFormRemember</text:span><text:span text:style-name="T10">"</text:span>&gt;Remember me&lt;/<text:span text:style-name="T8">label</text:span>&gt;</text:p>
      <text:p text:style-name="P1">&lt;/<text:span text:style-name="T8">div</text:span>&gt;</text:p>
      <text:p text:style-name="P1">&lt;/<text:span text:style-name="T8">div</text:span>&gt;</text:p>
      <text:p text:style-name="P1">&lt;<text:span text:style-name="T8">div</text:span>&gt;</text:p>
      <text:p text:style-name="P3">&lt;!-- Forgot password --&gt;</text:p>
      <text:p text:style-name="P1">&lt;<text:span text:style-name="T8">a</text:span> <text:span text:style-name="T3">href</text:span><text:span text:style-name="T8">=</text:span><text:span text:style-name="T10">""</text:span>&gt;Forgot password?&lt;/<text:span text:style-name="T8">a</text:span>&gt;</text:p>
      <text:p text:style-name="P1">&lt;/<text:span text:style-name="T8">div</text:span>&gt;</text:p>
      <text:p text:style-name="P1">&lt;/<text:span text:style-name="T8">div</text:span>&gt;</text:p>
      <text:p text:style-name="P4"/>
      <text:p text:style-name="P3">&lt;!-- Sign in button --&gt;</text:p>
      <text:p text:style-name="P1">&lt;<text:span text:style-name="T8">button</text:span> <text:span text:style-name="T3">class</text:span><text:span text:style-name="T8">=</text:span><text:span text:style-name="T10">"</text:span><text:span text:style-name="T12">btn btn-outline-info btn-rounded btn-block my-4 waves-effect z-depth-0</text:span><text:span text:style-name="T10">"</text:span> <text:span text:style-name="T3">type</text:span><text:span text:style-name="T8">=</text:span><text:span text:style-name="T10">"</text:span><text:span text:style-name="T12">submit</text:span><text:span text:style-name="T10">"</text:span>&gt;Sign in&lt;/<text:span text:style-name="T8">button</text:span>&gt;</text:p>
      <text:p text:style-name="P4"/>
      <text:p text:style-name="P3">&lt;!-- Register --&gt;</text:p>
      <text:p text:style-name="P1">&lt;<text:span text:style-name="T8">p</text:span>&gt;Not a member?</text:p>
      <text:p text:style-name="P1">&lt;<text:span text:style-name="T8">a</text:span> <text:span text:style-name="T3">data-toggle</text:span><text:span text:style-name="T8">=</text:span><text:span text:style-name="T10">"</text:span><text:span text:style-name="T12">modal</text:span><text:span text:style-name="T10">"</text:span> <text:span text:style-name="T3">data-target</text:span><text:span text:style-name="T8">=</text:span><text:span text:style-name="T10">"</text:span><text:span text:style-name="T12">#modalSignUpForm</text:span><text:span text:style-name="T10">"</text:span> <text:span text:style-name="T3">data-dismiss</text:span><text:span text:style-name="T8">=</text:span><text:span text:style-name="T10">"</text:span><text:span text:style-name="T12">modal</text:span><text:span text:style-name="T10">"</text:span>&gt;Register&lt;/<text:span text:style-name="T8">a</text:span>&gt;</text:p>
      <text:p text:style-name="P1">&lt;/<text:span text:style-name="T8">p</text:span>&gt;</text:p>
      <text:p text:style-name="P1">&lt;/<text:span text:style-name="T8">form</text:span>&gt;</text:p>
      <text:p text:style-name="P3">&lt;!-- Form --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1">&lt;/<text:span text:style-name="T8">div</text:span>&gt;</text:p>
      <text:p text:style-name="P4"/>
      <text:p text:style-name="P3">&lt;!--modal login--&gt;</text:p>
      <text:p text:style-name="P5"/>
      <text:p text:style-name="P1">&lt;<text:span text:style-name="T8">script</text:span>&gt;</text:p>
      <text:p text:style-name="P1"><text:span text:style-name="T1">$</text:span>( document ).<text:span text:style-name="T1">ready</text:span>(<text:span text:style-name="T8">function</text:span>(){</text:p>
      <text:p text:style-name="P1"><text:span text:style-name="T8">&lt;?php</text:span> <text:span text:style-name="T8">if</text:span>( <text:span text:style-name="T4">isset</text:span>($_SESSION[<text:span text:style-name="T10">"</text:span><text:span text:style-name="T12">username</text:span><text:span text:style-name="T10">"</text:span>]) ){ <text:span text:style-name="T8">?&gt;</text:span></text:p>
      <text:p text:style-name="P1"><text:span text:style-name="T1">$</text:span>(<text:span text:style-name="T10">'</text:span><text:span text:style-name="T12">.signed</text:span><text:span text:style-name="T10">'</text:span>).<text:span text:style-name="T1">show</text:span>();</text:p>
      <text:p text:style-name="P1"><text:span text:style-name="T1">$</text:span>(<text:span text:style-name="T10">'</text:span><text:span text:style-name="T12">.notsign</text:span><text:span text:style-name="T10">'</text:span>).<text:span text:style-name="T1">hide</text:span>();</text:p>
      <text:p text:style-name="P1"><text:span text:style-name="T8">&lt;?php</text:span> } <text:span text:style-name="T8">else</text:span>{ <text:span text:style-name="T8">?&gt;</text:span></text:p>
      <text:p text:style-name="P1"><text:span text:style-name="T1">$</text:span>(<text:span text:style-name="T10">'</text:span><text:span text:style-name="T12">.notsign</text:span><text:span text:style-name="T10">'</text:span>).<text:span text:style-name="T1">show</text:span>();</text:p>
      <text:p text:style-name="P1"><text:soft-page-break/><text:span text:style-name="T1">$</text:span>(<text:span text:style-name="T10">'</text:span><text:span text:style-name="T12">.signed</text:span><text:span text:style-name="T10">'</text:span>).<text:span text:style-name="T1">hide</text:span>();</text:p>
      <text:p text:style-name="P1"><text:span text:style-name="T8">&lt;?php</text:span> } <text:span text:style-name="T8">?&gt;</text:span></text:p>
      <text:p text:style-name="P4"/>
      <text:p text:style-name="P1"><text:span text:style-name="T1">$</text:span>(<text:span text:style-name="T10">'</text:span><text:span text:style-name="T12">#logout-btn</text:span><text:span text:style-name="T10">'</text:span>).<text:span text:style-name="T1">click</text:span>(<text:span text:style-name="T8">function</text:span>(){</text:p>
      <text:p text:style-name="P1"><text:span text:style-name="T8">&lt;?php</text:span> <text:span text:style-name="T4">session_destroy</text:span>(); <text:span text:style-name="T8">?&gt;</text:span></text:p>
      <text:p text:style-name="P1"><text:span text:style-name="T1">$</text:span>(<text:span text:style-name="T10">'</text:span><text:span text:style-name="T12">.notsign</text:span><text:span text:style-name="T10">'</text:span>).<text:span text:style-name="T1">show</text:span>();</text:p>
      <text:p text:style-name="P1"><text:span text:style-name="T1">$</text:span>(<text:span text:style-name="T10">'</text:span><text:span text:style-name="T12">.signed</text:span><text:span text:style-name="T10">'</text:span>).<text:span text:style-name="T1">hide</text:span>();</text:p>
      <text:p text:style-name="P1">})</text:p>
      <text:p text:style-name="P1"><text:span text:style-name="T1">$</text:span>(<text:span text:style-name="T10">'</text:span><text:span text:style-name="T12">#modalLoginForm form</text:span><text:span text:style-name="T10">'</text:span>).<text:span text:style-name="T1">submit</text:span>(<text:span text:style-name="T8">function</text:span>(<text:span text:style-name="T17">event</text:span>){</text:p>
      <text:p text:style-name="P1">event.<text:span text:style-name="T1">preventDefault</text:span>();</text:p>
      <text:p text:style-name="P1"><text:span text:style-name="T5">console</text:span>.<text:span text:style-name="T4">log</text:span>(<text:span text:style-name="T1">$</text:span>(<text:span text:style-name="T10">'</text:span><text:span text:style-name="T12">#modalLoginForm form</text:span><text:span text:style-name="T10">'</text:span>).<text:span text:style-name="T1">serialize</text:span>())</text:p>
      <text:p text:style-name="P1">$.<text:span text:style-name="T1">ajax</text:span>({</text:p>
      <text:p text:style-name="P1">method<text:span text:style-name="T8">:</text:span> <text:span text:style-name="T10">"</text:span><text:span text:style-name="T12">POST</text:span><text:span text:style-name="T10">"</text:span>,</text:p>
      <text:p text:style-name="P1">url<text:span text:style-name="T8">:</text:span> <text:span text:style-name="T10">"</text:span><text:span text:style-name="T12">/web-191/controllers/LoginController.php</text:span><text:span text:style-name="T10">"</text:span>,</text:p>
      <text:p text:style-name="P1">data<text:span text:style-name="T8">:</text:span> {</text:p>
      <text:p text:style-name="P1">username<text:span text:style-name="T8">:</text:span> <text:span text:style-name="T1">$</text:span>(<text:span text:style-name="T10">'</text:span><text:span text:style-name="T12">#modalLoginForm form #materialLoginFormEmail</text:span><text:span text:style-name="T10">'</text:span>).<text:span text:style-name="T1">val</text:span>(),</text:p>
      <text:p text:style-name="P1">password<text:span text:style-name="T8">:</text:span> <text:span text:style-name="T1">$</text:span>(<text:span text:style-name="T10">'</text:span><text:span text:style-name="T12">#modalLoginForm form #materialLoginFormPassword</text:span><text:span text:style-name="T10">'</text:span>).<text:span text:style-name="T1">val</text:span>()</text:p>
      <text:p text:style-name="P1">}</text:p>
      <text:p text:style-name="P1">})</text:p>
      <text:p text:style-name="P1">.<text:span text:style-name="T1">done</text:span>(<text:span text:style-name="T8">function</text:span>( <text:span text:style-name="T17">msg</text:span> ) {</text:p>
      <text:p text:style-name="P1"><text:span text:style-name="T5">console</text:span>.<text:span text:style-name="T4">log</text:span>(msg)</text:p>
      <text:p text:style-name="P1"><text:span text:style-name="T8">if</text:span>(msg <text:span text:style-name="T8">==</text:span> <text:span text:style-name="T10">'</text:span><text:span text:style-name="T12">0</text:span><text:span text:style-name="T10">'</text:span>){</text:p>
      <text:p text:style-name="P1"><text:span text:style-name="T1">$</text:span>(<text:span text:style-name="T10">'</text:span><text:span text:style-name="T12">#wrong-info</text:span><text:span text:style-name="T10">'</text:span>).<text:span text:style-name="T1">text</text:span>(<text:span text:style-name="T10">'</text:span><text:span text:style-name="T12">wrong input</text:span><text:span text:style-name="T10">'</text:span>);</text:p>
      <text:p text:style-name="P1">}</text:p>
      <text:p text:style-name="P1"><text:span text:style-name="T8">else</text:span>{</text:p>
      <text:p text:style-name="P1"><text:span text:style-name="T1">$</text:span>(<text:span text:style-name="T10">'</text:span><text:span text:style-name="T12">.signed</text:span><text:span text:style-name="T10">'</text:span>).<text:span text:style-name="T1">show</text:span>();</text:p>
      <text:p text:style-name="P1"><text:span text:style-name="T1">$</text:span>(<text:span text:style-name="T10">'</text:span><text:span text:style-name="T12">.notsign</text:span><text:span text:style-name="T10">'</text:span>).<text:span text:style-name="T1">hide</text:span>();</text:p>
      <text:p text:style-name="P1"><text:span text:style-name="T1">$</text:span>(<text:span text:style-name="T10">'</text:span><text:span text:style-name="T12">#modalLoginForm</text:span><text:span text:style-name="T10">'</text:span>).<text:span text:style-name="T1">modal</text:span>(<text:span text:style-name="T10">'</text:span><text:span text:style-name="T12">toggle</text:span><text:span text:style-name="T10">'</text:span>);</text:p>
      <text:p text:style-name="P1">}</text:p>
      <text:p text:style-name="P4"/>
      <text:p text:style-name="P1">});</text:p>
      <text:p text:style-name="P1">})</text:p>
      <text:p text:style-name="P1">})</text:p>
      <text:p text:style-name="P1">&lt;/<text:span text:style-name="T8">script</text:span>&gt;</text:p>
      <text:p text:style-name="P1"/>
      <text:p text:style-name="Standard"/>
      <text:p text:style-name="Standard"/>
      <text:p text:style-name="P1"><text:span text:style-name="T8">&lt;?php</text:span> </text:p>
      <text:p text:style-name="P1"><text:span text:style-name="T4">session_start</text:span>();</text:p>
      <text:p text:style-name="P1"><text:span text:style-name="T8">require_once</text:span> (<text:span text:style-name="T10">'</text:span><text:span text:style-name="T12">../core/Database.php</text:span><text:span text:style-name="T10">'</text:span>);</text:p>
      <text:p text:style-name="P1">$database <text:span text:style-name="T8">=</text:span> <text:span text:style-name="T8">new</text:span> <text:span text:style-name="T5">Database</text:span>();</text:p>
      <text:p text:style-name="P1">$sql <text:span text:style-name="T8">=</text:span> <text:span text:style-name="T10">"</text:span><text:span text:style-name="T8">SELECT</text:span> <text:span text:style-name="T8">*</text:span> <text:span text:style-name="T8">FROM</text:span> users<text:span text:style-name="T10">"</text:span>;</text:p>
      <text:p text:style-name="P1">$data <text:span text:style-name="T8">=</text:span> $database<text:span text:style-name="T8">-&gt;</text:span><text:span text:style-name="T1">getListItem</text:span>($sql);</text:p>
      <text:p text:style-name="P3">// echo json_encode($database-&gt;getList($sql));</text:p>
      <text:p text:style-name="P1">$check <text:span text:style-name="T8">=</text:span> <text:span text:style-name="T15">0</text:span>;</text:p>
      <text:p text:style-name="P1"><text:span text:style-name="T8">foreach</text:span> ($data <text:span text:style-name="T8">as</text:span> $element) {</text:p>
      <text:p text:style-name="P1"><text:soft-page-break/><text:span text:style-name="T8">if</text:span>($element[<text:span text:style-name="T10">'</text:span><text:span text:style-name="T12">username</text:span><text:span text:style-name="T10">'</text:span>] <text:span text:style-name="T8">==</text:span> $_POST[<text:span text:style-name="T10">'</text:span><text:span text:style-name="T12">username</text:span><text:span text:style-name="T10">'</text:span>] <text:span text:style-name="T8">&amp;&amp;</text:span> $element[<text:span text:style-name="T10">'</text:span><text:span text:style-name="T12">password</text:span><text:span text:style-name="T10">'</text:span>] <text:span text:style-name="T8">==</text:span> $_POST[<text:span text:style-name="T10">'</text:span><text:span text:style-name="T12">password</text:span><text:span text:style-name="T10">'</text:span>]){</text:p>
      <text:p text:style-name="P1">$check<text:span text:style-name="T8">=</text:span><text:span text:style-name="T15">1</text:span>;</text:p>
      <text:p text:style-name="P1">$_SESSION[<text:span text:style-name="T10">'</text:span><text:span text:style-name="T12">username</text:span><text:span text:style-name="T10">'</text:span>] <text:span text:style-name="T8">=</text:span> $element[<text:span text:style-name="T10">'</text:span><text:span text:style-name="T12">username</text:span><text:span text:style-name="T10">'</text:span>];</text:p>
      <text:p text:style-name="P1">} </text:p>
      <text:p text:style-name="P1">}</text:p>
      <text:p text:style-name="P1"><text:span text:style-name="T4">echo</text:span> $check;</text:p>
      <text:p text:style-name="P4"/>
      <text:p text:style-name="P1"><text:span text:style-name="T8">?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0:31:27.236514475</meta:creation-date>
    <dc:date>2019-12-11T20:34:04.374403289</dc:date>
    <meta:editing-duration>PT2M40S</meta:editing-duration>
    <meta:editing-cycles>1</meta:editing-cycles>
    <meta:document-statistic meta:table-count="0" meta:image-count="0" meta:object-count="0" meta:page-count="9" meta:paragraph-count="297" meta:word-count="851" meta:character-count="12112" meta:non-whitespace-character-count="11280"/>
    <meta:generator>LibreOffice/6.2.7.1$Linux_X86_64 LibreOffice_project/20$Build-1</meta:generator>
  </office:meta>
</office:document-meta>
</file>